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11b1c62" officeooo:paragraph-rsid="011b1c62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12bbbfa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bffaf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060e74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783eb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91ce8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3b9528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45ba91" style:font-size-asian="16pt" style:font-size-complex="16pt"/>
    </style:style>
    <style:style style:name="P49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14bb2" style:font-size-asian="16pt" style:font-size-complex="16pt"/>
    </style:style>
    <style:style style:name="P50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2aad3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15a9634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27b881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2bbbfa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3c3456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57e171" style:font-size-asian="16pt" style:font-size-complex="16pt"/>
    </style:style>
    <style:style style:name="P68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77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7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8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8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77c78" style:font-size-asian="14pt" style:font-size-complex="16pt"/>
    </style:style>
    <style:style style:name="P8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a6c72" style:font-size-asian="14pt" style:font-size-complex="16pt"/>
    </style:style>
    <style:style style:name="P8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1191ce8" style:font-size-asian="14pt" style:font-size-complex="16pt"/>
    </style:style>
    <style:style style:name="P8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115a2ee" officeooo:paragraph-rsid="00e112ed" style:font-size-asian="14pt" style:font-size-complex="16pt"/>
    </style:style>
    <style:style style:name="P8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0a7099" style:font-size-asian="14pt" style:font-size-complex="16pt"/>
    </style:style>
    <style:style style:name="P8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13a5" style:font-size-asian="14pt" style:font-size-complex="16pt"/>
    </style:style>
    <style:style style:name="P8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2aad3" style:font-size-asian="14pt" style:font-size-complex="16pt"/>
    </style:style>
    <style:style style:name="P8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0e9a091" style:font-size-asian="14pt" style:font-size-complex="16pt"/>
    </style:style>
    <style:style style:name="P8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4bb2" style:font-size-asian="14pt" style:font-size-complex="16pt"/>
    </style:style>
    <style:style style:name="P9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783eb" style:font-size-asian="14pt" style:font-size-complex="16pt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13c3456" style:font-size-asian="16pt" style:font-size-complex="16pt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127b881" style:font-size-asian="16pt" style:font-size-complex="16pt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12eaf0f" style:font-size-asian="16pt" style:font-size-complex="16pt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130c4ec" style:font-size-asian="16pt" style:font-size-complex="16pt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106" style:family="paragraph" style:parent-style-name="Standard">
      <style:paragraph-properties fo:text-align="start" style:justify-single-word="false" fo:break-before="page"/>
      <style:text-properties fo:color="#000000" loext:opacity="100%" style:font-name="Futura Std Condensed Light1" fo:font-size="16pt" fo:language="en" fo:country="US" style:text-underline-style="none" officeooo:rsid="0149f9f0" officeooo:paragraph-rsid="0149f9f0" style:font-size-asian="16pt" style:font-size-complex="16pt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149f9f0" officeooo:paragraph-rsid="0149f9f0" style:font-size-asian="16pt" style:font-size-complex="16pt"/>
    </style:style>
    <style:style style:name="P108" style:family="paragraph" style:parent-style-name="Standard">
      <style:paragraph-properties fo:text-align="center" style:justify-single-word="false"/>
      <style:text-properties fo:color="#000000" loext:opacity="100%" style:font-name="Futura Std Condensed Light1" fo:font-size="16pt" fo:language="en" fo:country="US" style:text-underline-style="none" officeooo:rsid="0130da27" officeooo:paragraph-rsid="0130da27" style:font-size-asian="14pt" style:font-size-complex="16pt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113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14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15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16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17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118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11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120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d87f02" style:font-size-asian="16pt" style:font-size-complex="16pt"/>
    </style:style>
    <style:style style:name="P121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122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0f77c78" style:font-size-asian="16pt" style:font-size-complex="16pt"/>
    </style:style>
    <style:style style:name="P123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60e74" style:font-size-asian="16pt" style:font-size-complex="16pt"/>
    </style:style>
    <style:style style:name="P124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a7099" style:font-size-asian="16pt" style:font-size-complex="16pt"/>
    </style:style>
    <style:style style:name="P125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14bb2" style:font-size-asian="16pt" style:font-size-complex="16pt"/>
    </style:style>
    <style:style style:name="P126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2aad3" style:font-size-asian="16pt" style:font-size-complex="16pt"/>
    </style:style>
    <style:style style:name="P127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783eb" style:font-size-asian="16pt" style:font-size-complex="16pt"/>
    </style:style>
    <style:style style:name="P128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13c3456" officeooo:paragraph-rsid="013c3456" style:font-size-asian="16pt" style:font-size-complex="16pt"/>
    </style:style>
    <style:style style:name="P12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130" style:family="paragraph" style:parent-style-name="Standard">
      <style:paragraph-properties fo:text-align="justify" style:justify-single-word="false"/>
      <style:text-properties fo:color="#c9211e" loext:opacity="100%" style:font-name="Futura Std Condensed" fo:font-size="16pt" fo:language="en" fo:country="US" style:text-underline-style="solid" style:text-underline-width="auto" style:text-underline-color="font-color" officeooo:rsid="01191ce8" officeooo:paragraph-rsid="01191ce8" style:font-size-asian="16pt" style:font-size-complex="16pt"/>
    </style:style>
    <style:style style:name="P131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style:text-underline-style="solid" style:text-underline-width="auto" style:text-underline-color="font-color" officeooo:rsid="0115a2ee" officeooo:paragraph-rsid="0115a2ee" style:font-size-asian="14pt" style:font-size-complex="16pt"/>
    </style:style>
    <style:style style:name="P132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33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none" officeooo:rsid="0136ee03" officeooo:paragraph-rsid="0136ee03" style:font-size-asian="18pt" style:font-size-complex="18pt"/>
    </style:style>
    <style:style style:name="P134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none" officeooo:rsid="013897c8" officeooo:paragraph-rsid="013897c8" style:font-size-asian="18pt" style:font-size-complex="18pt"/>
    </style:style>
    <style:style style:name="P135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solid" style:text-underline-width="auto" style:text-underline-color="font-color" officeooo:rsid="00cb7f5f" officeooo:paragraph-rsid="00d287be" style:font-size-asian="18pt" style:font-size-complex="18pt"/>
    </style:style>
    <style:style style:name="P136" style:family="paragraph" style:parent-style-name="Standard">
      <style:paragraph-properties fo:text-align="start" style:justify-single-word="false"/>
      <style:text-properties officeooo:paragraph-rsid="00931601"/>
    </style:style>
    <style:style style:name="P137" style:family="paragraph" style:parent-style-name="Standard">
      <style:paragraph-properties fo:text-align="start" style:justify-single-word="false"/>
      <style:text-properties officeooo:paragraph-rsid="0063a4d7"/>
    </style:style>
    <style:style style:name="P138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39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40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P141" style:family="paragraph" style:parent-style-name="Standard">
      <style:paragraph-properties fo:text-align="center" style:justify-single-word="false"/>
      <style:text-properties fo:color="#3465a4" loext:opacity="100%" style:font-name="Futura Std Condensed Light1" fo:font-size="16pt" fo:language="en" fo:country="US" officeooo:rsid="000b6374" officeooo:paragraph-rsid="011783eb" style:font-size-asian="16pt" style:font-size-complex="16pt"/>
    </style:style>
    <style:style style:name="P142" style:family="paragraph" style:parent-style-name="Standard">
      <style:paragraph-properties fo:text-align="center" style:justify-single-word="false"/>
      <style:text-properties fo:color="#00a933" loext:opacity="100%" style:font-name="Futura Std Condensed Light1" fo:font-size="16pt" fo:language="en" fo:country="US" officeooo:rsid="000b6374" officeooo:paragraph-rsid="011783eb" style:font-size-asian="16pt" style:font-size-complex="16pt"/>
    </style:style>
    <style:style style:name="P1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1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5d0911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1" officeooo:rsid="012bbbfa"/>
    </style:style>
    <style:style style:name="T14" style:family="text">
      <style:text-properties fo:color="#c9211e" loext:opacity="100%" style:font-name="Futura Std Condensed"/>
    </style:style>
    <style:style style:name="T15" style:family="text">
      <style:text-properties fo:color="#c9211e" loext:opacity="100%" style:font-name="Futura Std Condensed" officeooo:rsid="0012957f"/>
    </style:style>
    <style:style style:name="T16" style:family="text">
      <style:text-properties fo:color="#c9211e" loext:opacity="100%" style:font-name="Futura Std Condensed" officeooo:rsid="000f8f6a"/>
    </style:style>
    <style:style style:name="T17" style:family="text">
      <style:text-properties fo:color="#c9211e" loext:opacity="100%" style:font-name="Futura Std Condensed" officeooo:rsid="000e06bf"/>
    </style:style>
    <style:style style:name="T18" style:family="text">
      <style:text-properties fo:color="#c9211e" loext:opacity="100%" style:font-name="Futura Std Condensed" officeooo:rsid="001362f7"/>
    </style:style>
    <style:style style:name="T19" style:family="text">
      <style:text-properties fo:color="#c9211e" loext:opacity="100%" style:font-name="Futura Std Condensed" officeooo:rsid="0013b1f0"/>
    </style:style>
    <style:style style:name="T20" style:family="text">
      <style:text-properties fo:color="#c9211e" loext:opacity="100%" style:font-name="Futura Std Condensed" officeooo:rsid="0014442c"/>
    </style:style>
    <style:style style:name="T21" style:family="text">
      <style:text-properties fo:color="#c9211e" loext:opacity="100%" style:font-name="Futura Std Condensed" officeooo:rsid="00145467"/>
    </style:style>
    <style:style style:name="T22" style:family="text">
      <style:text-properties fo:color="#c9211e" loext:opacity="100%" style:font-name="Futura Std Condensed" officeooo:rsid="00155c6b"/>
    </style:style>
    <style:style style:name="T23" style:family="text">
      <style:text-properties fo:color="#c9211e" loext:opacity="100%" style:font-name="Futura Std Condensed" officeooo:rsid="0018b4d5"/>
    </style:style>
    <style:style style:name="T24" style:family="text">
      <style:text-properties fo:color="#c9211e" loext:opacity="100%" style:font-name="Futura Std Condensed" officeooo:rsid="0018c4ea"/>
    </style:style>
    <style:style style:name="T25" style:family="text">
      <style:text-properties fo:color="#c9211e" loext:opacity="100%" style:font-name="Futura Std Condensed" officeooo:rsid="001a20db"/>
    </style:style>
    <style:style style:name="T26" style:family="text">
      <style:text-properties fo:color="#c9211e" loext:opacity="100%" style:font-name="Futura Std Condensed" officeooo:rsid="001c6e04"/>
    </style:style>
    <style:style style:name="T27" style:family="text">
      <style:text-properties fo:color="#c9211e" loext:opacity="100%" style:font-name="Futura Std Condensed" officeooo:rsid="001d91d9"/>
    </style:style>
    <style:style style:name="T28" style:family="text">
      <style:text-properties fo:color="#c9211e" loext:opacity="100%" style:font-name="Futura Std Condensed" officeooo:rsid="00202faa"/>
    </style:style>
    <style:style style:name="T29" style:family="text">
      <style:text-properties fo:color="#c9211e" loext:opacity="100%" style:font-name="Futura Std Condensed" officeooo:rsid="002104e7"/>
    </style:style>
    <style:style style:name="T30" style:family="text">
      <style:text-properties fo:color="#c9211e" loext:opacity="100%" style:font-name="Futura Std Condensed" officeooo:rsid="001ec6f4"/>
    </style:style>
    <style:style style:name="T31" style:family="text">
      <style:text-properties fo:color="#c9211e" loext:opacity="100%" style:font-name="Futura Std Condensed" officeooo:rsid="002b15d7"/>
    </style:style>
    <style:style style:name="T32" style:family="text">
      <style:text-properties fo:color="#c9211e" loext:opacity="100%" style:font-name="Futura Std Condensed" officeooo:rsid="00324fc3"/>
    </style:style>
    <style:style style:name="T33" style:family="text">
      <style:text-properties fo:color="#c9211e" loext:opacity="100%" style:font-name="Futura Std Condensed" officeooo:rsid="003600f1"/>
    </style:style>
    <style:style style:name="T34" style:family="text">
      <style:text-properties fo:color="#c9211e" loext:opacity="100%" style:font-name="Futura Std Condensed" officeooo:rsid="00254600"/>
    </style:style>
    <style:style style:name="T35" style:family="text">
      <style:text-properties fo:color="#c9211e" loext:opacity="100%" style:font-name="Futura Std Condensed" officeooo:rsid="00271d54"/>
    </style:style>
    <style:style style:name="T36" style:family="text">
      <style:text-properties fo:color="#c9211e" loext:opacity="100%" style:font-name="Futura Std Condensed" officeooo:rsid="00291794"/>
    </style:style>
    <style:style style:name="T37" style:family="text">
      <style:text-properties fo:color="#c9211e" loext:opacity="100%" style:font-name="Futura Std Condensed" officeooo:rsid="002f6e18"/>
    </style:style>
    <style:style style:name="T38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e9a091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ff1f5e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1060e74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10a7099"/>
    </style:style>
    <style:style style:name="T50" style:family="text">
      <style:text-properties fo:color="#c9211e" loext:opacity="100%" style:font-name="Futura Std Condensed" style:text-underline-style="solid" style:text-underline-width="auto" style:text-underline-color="font-color" officeooo:rsid="011113a5"/>
    </style:style>
    <style:style style:name="T51" style:family="text">
      <style:text-properties fo:color="#c9211e" loext:opacity="100%" style:font-name="Futura Std Condensed" style:text-underline-style="solid" style:text-underline-width="auto" style:text-underline-color="font-color" officeooo:rsid="01114bb2"/>
    </style:style>
    <style:style style:name="T52" style:family="text">
      <style:text-properties fo:color="#c9211e" loext:opacity="100%" style:font-name="Futura Std Condensed" style:text-underline-style="solid" style:text-underline-width="auto" style:text-underline-color="font-color" officeooo:rsid="00e9a091" style:font-size-asian="14pt"/>
    </style:style>
    <style:style style:name="T53" style:family="text">
      <style:text-properties fo:color="#c9211e" loext:opacity="100%" style:font-name="Futura Std Condensed" style:text-underline-style="solid" style:text-underline-width="auto" style:text-underline-color="font-color" officeooo:rsid="011783eb"/>
    </style:style>
    <style:style style:name="T54" style:family="text">
      <style:text-properties fo:color="#c9211e" loext:opacity="100%" style:font-name="Futura Std Condensed" style:text-underline-style="solid" style:text-underline-width="auto" style:text-underline-color="font-color" officeooo:rsid="01191ce8"/>
    </style:style>
    <style:style style:name="T55" style:family="text">
      <style:text-properties fo:color="#c9211e" loext:opacity="100%" style:font-name="Futura Std Condensed" style:text-underline-style="solid" style:text-underline-width="auto" style:text-underline-color="font-color" officeooo:rsid="00d63b95" fo:background-color="#ffff00" loext:char-shading-value="0"/>
    </style:style>
    <style:style style:name="T56" style:family="text">
      <style:text-properties fo:color="#c9211e" loext:opacity="100%" style:font-name="Futura Std Condensed" style:text-underline-style="solid" style:text-underline-width="auto" style:text-underline-color="font-color" officeooo:rsid="00d87f02"/>
    </style:style>
    <style:style style:name="T57" style:family="text">
      <style:text-properties fo:color="#c9211e" loext:opacity="100%" style:font-name="Futura Std Condensed" style:text-underline-style="solid" style:text-underline-width="auto" style:text-underline-color="font-color" officeooo:rsid="01335dbe"/>
    </style:style>
    <style:style style:name="T58" style:family="text">
      <style:text-properties fo:color="#c9211e" loext:opacity="100%" style:font-name="Futura Std Condensed" style:text-underline-style="solid" style:text-underline-width="auto" style:text-underline-color="font-color" officeooo:rsid="01533241"/>
    </style:style>
    <style:style style:name="T59" style:family="text">
      <style:text-properties fo:color="#c9211e" loext:opacity="100%" style:font-name="Futura Std Condensed" officeooo:rsid="0035b9c5"/>
    </style:style>
    <style:style style:name="T60" style:family="text">
      <style:text-properties fo:color="#c9211e" loext:opacity="100%" style:font-name="Futura Std Condensed" officeooo:rsid="003e9bc7"/>
    </style:style>
    <style:style style:name="T61" style:family="text">
      <style:text-properties fo:color="#c9211e" loext:opacity="100%" style:font-name="Futura Std Condensed" officeooo:rsid="0043e337"/>
    </style:style>
    <style:style style:name="T62" style:family="text">
      <style:text-properties fo:color="#c9211e" loext:opacity="100%" style:font-name="Futura Std Condensed" officeooo:rsid="0048922a"/>
    </style:style>
    <style:style style:name="T63" style:family="text">
      <style:text-properties fo:color="#c9211e" loext:opacity="100%" style:font-name="Futura Std Condensed" officeooo:rsid="004b5574"/>
    </style:style>
    <style:style style:name="T64" style:family="text">
      <style:text-properties fo:color="#c9211e" loext:opacity="100%" style:font-name="Futura Std Condensed" officeooo:rsid="004e68bd"/>
    </style:style>
    <style:style style:name="T65" style:family="text">
      <style:text-properties fo:color="#c9211e" loext:opacity="100%" style:font-name="Futura Std Condensed" officeooo:rsid="00509422"/>
    </style:style>
    <style:style style:name="T66" style:family="text">
      <style:text-properties fo:color="#c9211e" loext:opacity="100%" style:font-name="Futura Std Condensed" officeooo:rsid="005170e5"/>
    </style:style>
    <style:style style:name="T67" style:family="text">
      <style:text-properties fo:color="#c9211e" loext:opacity="100%" style:font-name="Futura Std Condensed" officeooo:rsid="00530c9e"/>
    </style:style>
    <style:style style:name="T68" style:family="text">
      <style:text-properties fo:color="#c9211e" loext:opacity="100%" style:font-name="Futura Std Condensed" officeooo:rsid="0058a901"/>
    </style:style>
    <style:style style:name="T69" style:family="text">
      <style:text-properties fo:color="#c9211e" loext:opacity="100%" style:font-name="Futura Std Condensed" officeooo:rsid="005a6b4c"/>
    </style:style>
    <style:style style:name="T70" style:family="text">
      <style:text-properties fo:color="#c9211e" loext:opacity="100%" style:font-name="Futura Std Condensed" officeooo:rsid="005ac6ad"/>
    </style:style>
    <style:style style:name="T71" style:family="text">
      <style:text-properties fo:color="#c9211e" loext:opacity="100%" style:font-name="Futura Std Condensed" officeooo:rsid="005ad40e"/>
    </style:style>
    <style:style style:name="T72" style:family="text">
      <style:text-properties fo:color="#c9211e" loext:opacity="100%" style:font-name="Futura Std Condensed" officeooo:rsid="005b5999"/>
    </style:style>
    <style:style style:name="T73" style:family="text">
      <style:text-properties fo:color="#c9211e" loext:opacity="100%" style:font-name="Futura Std Condensed" officeooo:rsid="005c7fa8"/>
    </style:style>
    <style:style style:name="T74" style:family="text">
      <style:text-properties fo:color="#c9211e" loext:opacity="100%" style:font-name="Futura Std Condensed" officeooo:rsid="005d8a45"/>
    </style:style>
    <style:style style:name="T75" style:family="text">
      <style:text-properties fo:color="#c9211e" loext:opacity="100%" style:font-name="Futura Std Condensed" officeooo:rsid="00608b0f"/>
    </style:style>
    <style:style style:name="T76" style:family="text">
      <style:text-properties fo:color="#c9211e" loext:opacity="100%" style:font-name="Futura Std Condensed" officeooo:rsid="0061e677"/>
    </style:style>
    <style:style style:name="T77" style:family="text">
      <style:text-properties fo:color="#c9211e" loext:opacity="100%" style:font-name="Futura Std Condensed" officeooo:rsid="0069a474"/>
    </style:style>
    <style:style style:name="T78" style:family="text">
      <style:text-properties fo:color="#c9211e" loext:opacity="100%" style:font-name="Futura Std Condensed" officeooo:rsid="00757a7e"/>
    </style:style>
    <style:style style:name="T79" style:family="text">
      <style:text-properties fo:color="#c9211e" loext:opacity="100%" style:font-name="Futura Std Condensed" officeooo:rsid="00811ecb"/>
    </style:style>
    <style:style style:name="T80" style:family="text">
      <style:text-properties fo:color="#c9211e" loext:opacity="100%" style:font-name="Futura Std Condensed" officeooo:rsid="0082b1fc"/>
    </style:style>
    <style:style style:name="T81" style:family="text">
      <style:text-properties fo:color="#c9211e" loext:opacity="100%" style:font-name="Futura Std Condensed" officeooo:rsid="008bfe80"/>
    </style:style>
    <style:style style:name="T82" style:family="text">
      <style:text-properties fo:color="#c9211e" loext:opacity="100%" style:font-name="Futura Std Condensed" officeooo:rsid="007dbde0"/>
    </style:style>
    <style:style style:name="T83" style:family="text">
      <style:text-properties fo:color="#c9211e" loext:opacity="100%" style:font-name="Futura Std Condensed" officeooo:rsid="007f1654"/>
    </style:style>
    <style:style style:name="T84" style:family="text">
      <style:text-properties fo:color="#c9211e" loext:opacity="100%" style:font-name="Futura Std Condensed" officeooo:rsid="0081581d"/>
    </style:style>
    <style:style style:name="T85" style:family="text">
      <style:text-properties fo:color="#c9211e" loext:opacity="100%" style:font-name="Futura Std Condensed" officeooo:rsid="009437be"/>
    </style:style>
    <style:style style:name="T86" style:family="text">
      <style:text-properties fo:color="#c9211e" loext:opacity="100%" style:font-name="Futura Std Condensed" officeooo:rsid="0096314b"/>
    </style:style>
    <style:style style:name="T87" style:family="text">
      <style:text-properties fo:color="#c9211e" loext:opacity="100%" style:font-name="Futura Std Condensed" officeooo:rsid="0099caad"/>
    </style:style>
    <style:style style:name="T88" style:family="text">
      <style:text-properties fo:color="#c9211e" loext:opacity="100%" style:font-name="Futura Std Condensed" officeooo:rsid="009baf7e"/>
    </style:style>
    <style:style style:name="T89" style:family="text">
      <style:text-properties fo:color="#c9211e" loext:opacity="100%" style:font-name="Futura Std Condensed" officeooo:rsid="009cb617"/>
    </style:style>
    <style:style style:name="T90" style:family="text">
      <style:text-properties fo:color="#c9211e" loext:opacity="100%" style:font-name="Futura Std Condensed" officeooo:rsid="00a0f062"/>
    </style:style>
    <style:style style:name="T91" style:family="text">
      <style:text-properties fo:color="#c9211e" loext:opacity="100%" style:font-name="Futura Std Condensed" officeooo:rsid="00a14b40"/>
    </style:style>
    <style:style style:name="T92" style:family="text">
      <style:text-properties fo:color="#c9211e" loext:opacity="100%" style:font-name="Futura Std Condensed" officeooo:rsid="00a27b36"/>
    </style:style>
    <style:style style:name="T93" style:family="text">
      <style:text-properties fo:color="#c9211e" loext:opacity="100%" style:font-name="Futura Std Condensed" style:text-underline-style="none" officeooo:rsid="00a9979f"/>
    </style:style>
    <style:style style:name="T94" style:family="text">
      <style:text-properties fo:color="#c9211e" loext:opacity="100%" style:font-name="Futura Std Condensed" style:text-underline-style="none" officeooo:rsid="01002c5e"/>
    </style:style>
    <style:style style:name="T95" style:family="text">
      <style:text-properties fo:color="#c9211e" loext:opacity="100%" style:font-name="Futura Std Condensed" style:text-underline-style="none" officeooo:rsid="00e9a091"/>
    </style:style>
    <style:style style:name="T96" style:family="text">
      <style:text-properties fo:color="#c9211e" loext:opacity="100%" style:font-name="Futura Std Condensed" style:text-underline-style="none" officeooo:rsid="01221c48"/>
    </style:style>
    <style:style style:name="T97" style:family="text">
      <style:text-properties fo:color="#c9211e" loext:opacity="100%" style:font-name="Futura Std Condensed" style:text-underline-style="none" officeooo:rsid="0125589c"/>
    </style:style>
    <style:style style:name="T98" style:family="text">
      <style:text-properties fo:color="#c9211e" loext:opacity="100%" style:font-name="Futura Std Condensed" officeooo:rsid="00b3984f"/>
    </style:style>
    <style:style style:name="T99" style:family="text">
      <style:text-properties fo:color="#c9211e" loext:opacity="100%" style:font-name="Futura Std Condensed" officeooo:rsid="00b55d25"/>
    </style:style>
    <style:style style:name="T100" style:family="text">
      <style:text-properties fo:color="#c9211e" loext:opacity="100%" style:font-name="Futura Std Condensed" officeooo:rsid="00b7387a"/>
    </style:style>
    <style:style style:name="T101" style:family="text">
      <style:text-properties fo:color="#c9211e" loext:opacity="100%" style:font-name="Futura Std Condensed" officeooo:rsid="00c8a72c"/>
    </style:style>
    <style:style style:name="T102" style:family="text">
      <style:text-properties fo:color="#c9211e" loext:opacity="100%" style:font-name="Futura Std Condensed" officeooo:rsid="00d63b95"/>
    </style:style>
    <style:style style:name="T103" style:family="text">
      <style:text-properties fo:color="#c9211e" loext:opacity="100%" style:font-name="Futura Std Condensed" officeooo:rsid="00d87f02"/>
    </style:style>
    <style:style style:name="T104" style:family="text">
      <style:text-properties fo:color="#c9211e" loext:opacity="100%" style:font-name="Futura Std Condensed" officeooo:rsid="00d9cd79"/>
    </style:style>
    <style:style style:name="T105" style:family="text">
      <style:text-properties fo:color="#c9211e" loext:opacity="100%" style:font-name="Futura Std Condensed" officeooo:rsid="00de2205"/>
    </style:style>
    <style:style style:name="T106" style:family="text">
      <style:text-properties fo:color="#c9211e" loext:opacity="100%" style:font-name="Futura Std Condensed" officeooo:rsid="00e2218e"/>
    </style:style>
    <style:style style:name="T107" style:family="text">
      <style:text-properties fo:color="#c9211e" loext:opacity="100%" style:font-name="Futura Std Condensed" officeooo:rsid="00abe24d"/>
    </style:style>
    <style:style style:name="T108" style:family="text">
      <style:text-properties fo:color="#c9211e" loext:opacity="100%" style:font-name="Futura Std Condensed" officeooo:rsid="00e112ed"/>
    </style:style>
    <style:style style:name="T109" style:family="text">
      <style:text-properties fo:color="#c9211e" loext:opacity="100%" style:font-name="Futura Std Condensed" officeooo:rsid="00ebffaf"/>
    </style:style>
    <style:style style:name="T110" style:family="text">
      <style:text-properties fo:color="#c9211e" loext:opacity="100%" style:font-name="Futura Std Condensed" officeooo:rsid="00fd7b76"/>
    </style:style>
    <style:style style:name="T111" style:family="text">
      <style:text-properties fo:color="#c9211e" loext:opacity="100%" style:font-name="Futura Std Condensed" officeooo:rsid="0102d0e2"/>
    </style:style>
    <style:style style:name="T112" style:family="text">
      <style:text-properties fo:color="#c9211e" loext:opacity="100%" style:font-name="Futura Std Condensed" officeooo:rsid="01060e74"/>
    </style:style>
    <style:style style:name="T113" style:family="text">
      <style:text-properties fo:color="#c9211e" loext:opacity="100%" style:font-name="Futura Std Condensed" officeooo:rsid="0108be5c"/>
    </style:style>
    <style:style style:name="T114" style:family="text">
      <style:text-properties fo:color="#c9211e" loext:opacity="100%" style:font-name="Futura Std Condensed" officeooo:rsid="011113a5"/>
    </style:style>
    <style:style style:name="T115" style:family="text">
      <style:text-properties fo:color="#c9211e" loext:opacity="100%" style:font-name="Futura Std Condensed" officeooo:rsid="01114bb2"/>
    </style:style>
    <style:style style:name="T116" style:family="text">
      <style:text-properties fo:color="#c9211e" loext:opacity="100%" style:font-name="Futura Std Condensed" officeooo:rsid="011783eb"/>
    </style:style>
    <style:style style:name="T117" style:family="text">
      <style:text-properties fo:color="#c9211e" loext:opacity="100%" style:font-name="Futura Std Condensed" officeooo:rsid="00d287be"/>
    </style:style>
    <style:style style:name="T118" style:family="text">
      <style:text-properties fo:color="#c9211e" loext:opacity="100%" style:font-name="Futura Std Condensed" officeooo:rsid="01191ce8"/>
    </style:style>
    <style:style style:name="T119" style:family="text">
      <style:text-properties fo:color="#c9211e" loext:opacity="100%" style:font-name="Futura Std Condensed" officeooo:rsid="011b1c62"/>
    </style:style>
    <style:style style:name="T120" style:family="text">
      <style:text-properties fo:color="#c9211e" loext:opacity="100%" style:font-name="Futura Std Condensed" officeooo:rsid="0127b881"/>
    </style:style>
    <style:style style:name="T121" style:family="text">
      <style:text-properties fo:color="#c9211e" loext:opacity="100%" style:font-name="Futura Std Condensed" officeooo:rsid="0129ab77"/>
    </style:style>
    <style:style style:name="T122" style:family="text">
      <style:text-properties fo:color="#c9211e" loext:opacity="100%" style:font-name="Futura Std Condensed" officeooo:rsid="01191ce8" fo:background-color="transparent" loext:char-shading-value="0"/>
    </style:style>
    <style:style style:name="T123" style:family="text">
      <style:text-properties fo:color="#c9211e" loext:opacity="100%" style:font-name="Futura Std Condensed" officeooo:rsid="013c3456" fo:background-color="transparent" loext:char-shading-value="0"/>
    </style:style>
    <style:style style:name="T124" style:family="text">
      <style:text-properties fo:color="#c9211e" loext:opacity="100%" style:font-name="Futura Std Condensed" officeooo:rsid="012bbbfa"/>
    </style:style>
    <style:style style:name="T125" style:family="text">
      <style:text-properties fo:color="#c9211e" loext:opacity="100%" style:font-name="Futura Std Condensed" officeooo:rsid="012c2c3f"/>
    </style:style>
    <style:style style:name="T126" style:family="text">
      <style:text-properties fo:color="#c9211e" loext:opacity="100%" style:font-name="Futura Std Condensed" officeooo:rsid="012eaf0f"/>
    </style:style>
    <style:style style:name="T127" style:family="text">
      <style:text-properties fo:color="#c9211e" loext:opacity="100%" style:font-name="Futura Std Condensed" officeooo:rsid="0130c4ec"/>
    </style:style>
    <style:style style:name="T128" style:family="text">
      <style:text-properties fo:color="#c9211e" loext:opacity="100%" style:font-name="Futura Std Condensed" officeooo:rsid="013c3456"/>
    </style:style>
    <style:style style:name="T129" style:family="text">
      <style:text-properties fo:color="#c9211e" loext:opacity="100%" style:font-name="Futura Std Condensed" officeooo:rsid="0140f864"/>
    </style:style>
    <style:style style:name="T130" style:family="text">
      <style:text-properties fo:color="#c9211e" loext:opacity="100%" style:font-name="Futura Std Condensed" officeooo:rsid="014eb636"/>
    </style:style>
    <style:style style:name="T131" style:family="text">
      <style:text-properties fo:color="#c9211e" loext:opacity="100%" style:font-name="Futura Std Condensed" officeooo:rsid="01533241"/>
    </style:style>
    <style:style style:name="T132" style:family="text">
      <style:text-properties fo:color="#c9211e" loext:opacity="100%" style:font-name="Futura Std Condensed" officeooo:rsid="0157e171"/>
    </style:style>
    <style:style style:name="T133" style:family="text">
      <style:text-properties fo:color="#c9211e" loext:opacity="100%" style:font-name="Futura Std Condensed" officeooo:rsid="015a9634"/>
    </style:style>
    <style:style style:name="T134" style:family="text">
      <style:text-properties fo:color="#c9211e" loext:opacity="100%" style:font-name="Futura Std Condensed" officeooo:rsid="015c5ceb"/>
    </style:style>
    <style:style style:name="T135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136" style:family="text">
      <style:text-properties fo:color="#c9211e" loext:opacity="100%" fo:font-size="16pt" style:text-underline-style="none" officeooo:rsid="011fb944" style:font-size-asian="16pt" style:font-size-complex="16pt"/>
    </style:style>
    <style:style style:name="T137" style:family="text">
      <style:text-properties fo:color="#c9211e" loext:opacity="100%" officeooo:rsid="0051c2f4"/>
    </style:style>
    <style:style style:name="T138" style:family="text">
      <style:text-properties fo:color="#c9211e" loext:opacity="100%" style:text-underline-style="solid" style:text-underline-width="auto" style:text-underline-color="font-color" officeooo:rsid="0053acd1"/>
    </style:style>
    <style:style style:name="T139" style:family="text">
      <style:text-properties fo:color="#c9211e" loext:opacity="100%" style:text-underline-style="solid" style:text-underline-width="auto" style:text-underline-color="font-color" officeooo:rsid="005b5999"/>
    </style:style>
    <style:style style:name="T140" style:family="text">
      <style:text-properties fo:color="#c9211e" loext:opacity="100%" style:text-underline-style="solid" style:text-underline-width="auto" style:text-underline-color="font-color" officeooo:rsid="005f27d7"/>
    </style:style>
    <style:style style:name="T141" style:family="text">
      <style:text-properties fo:color="#c9211e" loext:opacity="100%" style:text-underline-style="solid" style:text-underline-width="auto" style:text-underline-color="font-color" officeooo:rsid="00d87f02"/>
    </style:style>
    <style:style style:name="T142" style:family="text">
      <style:text-properties fo:color="#c9211e" loext:opacity="100%" officeooo:rsid="0053acd1"/>
    </style:style>
    <style:style style:name="T143" style:family="text">
      <style:text-properties fo:color="#c9211e" loext:opacity="100%" officeooo:rsid="0100e0b0"/>
    </style:style>
    <style:style style:name="T144" style:family="text">
      <style:text-properties fo:color="#c9211e" loext:opacity="100%" style:text-line-through-style="none" style:text-line-through-type="none" style:font-name="Futura Std Condensed" officeooo:rsid="00291794"/>
    </style:style>
    <style:style style:name="T145" style:family="text">
      <style:text-properties fo:color="#c9211e" loext:opacity="100%" style:text-line-through-style="none" style:text-line-through-type="none" style:font-name="Futura Std Condensed" officeooo:rsid="00271d54"/>
    </style:style>
    <style:style style:name="T146" style:family="text">
      <style:text-properties fo:color="#c9211e" loext:opacity="100%" style:text-line-through-style="none" style:text-line-through-type="none" style:font-name="Futura Std Condensed" officeooo:rsid="00324fc3"/>
    </style:style>
    <style:style style:name="T147" style:family="text">
      <style:text-properties fo:color="#c9211e" loext:opacity="100%" style:text-line-through-style="none" style:text-line-through-type="none" style:font-name="Futura Std Condensed" officeooo:rsid="002b15d7"/>
    </style:style>
    <style:style style:name="T148" style:family="text">
      <style:text-properties fo:color="#c9211e" loext:opacity="100%" style:text-line-through-style="none" style:text-line-through-type="none" style:font-name="Futura Std Condensed" officeooo:rsid="013c3456"/>
    </style:style>
    <style:style style:name="T149" style:family="text">
      <style:text-properties fo:color="#c9211e" loext:opacity="100%" officeooo:rsid="011783eb"/>
    </style:style>
    <style:style style:name="T150" style:family="text">
      <style:text-properties fo:color="#c9211e" loext:opacity="100%" officeooo:rsid="004b5574"/>
    </style:style>
    <style:style style:name="T151" style:family="text">
      <style:text-properties fo:color="#c9211e" loext:opacity="100%" style:text-position="super 58%" style:font-name="Futura Std Condensed" officeooo:rsid="0129ab77"/>
    </style:style>
    <style:style style:name="T152" style:family="text">
      <style:text-properties officeooo:rsid="001362f7"/>
    </style:style>
    <style:style style:name="T153" style:family="text">
      <style:text-properties fo:color="#000000" loext:opacity="100%"/>
    </style:style>
    <style:style style:name="T154" style:family="text">
      <style:text-properties fo:color="#000000" loext:opacity="100%" officeooo:rsid="000f8f6a"/>
    </style:style>
    <style:style style:name="T155" style:family="text">
      <style:text-properties fo:color="#000000" loext:opacity="100%" officeooo:rsid="001362f7"/>
    </style:style>
    <style:style style:name="T156" style:family="text">
      <style:text-properties fo:color="#000000" loext:opacity="100%" officeooo:rsid="0013b1f0"/>
    </style:style>
    <style:style style:name="T157" style:family="text">
      <style:text-properties fo:color="#000000" loext:opacity="100%" style:text-underline-style="solid" style:text-underline-width="auto" style:text-underline-color="font-color"/>
    </style:style>
    <style:style style:name="T158" style:family="text">
      <style:text-properties fo:color="#000000" loext:opacity="100%" style:text-underline-style="solid" style:text-underline-width="auto" style:text-underline-color="font-color" officeooo:rsid="0013b1f0"/>
    </style:style>
    <style:style style:name="T159" style:family="text">
      <style:text-properties fo:color="#000000" loext:opacity="100%" style:text-underline-style="solid" style:text-underline-width="auto" style:text-underline-color="font-color" officeooo:rsid="00271d54"/>
    </style:style>
    <style:style style:name="T160" style:family="text">
      <style:text-properties fo:color="#000000" loext:opacity="100%" style:text-underline-style="solid" style:text-underline-width="auto" style:text-underline-color="font-color" officeooo:rsid="002f6e18"/>
    </style:style>
    <style:style style:name="T161" style:family="text">
      <style:text-properties fo:color="#000000" loext:opacity="100%" style:text-underline-style="solid" style:text-underline-width="auto" style:text-underline-color="font-color" officeooo:rsid="001c6e04"/>
    </style:style>
    <style:style style:name="T162" style:family="text">
      <style:text-properties fo:color="#000000" loext:opacity="100%" style:text-underline-style="solid" style:text-underline-width="auto" style:text-underline-color="font-color" officeooo:rsid="004ffb0c"/>
    </style:style>
    <style:style style:name="T163" style:family="text">
      <style:text-properties fo:color="#000000" loext:opacity="100%" style:text-underline-style="solid" style:text-underline-width="auto" style:text-underline-color="font-color" officeooo:rsid="002b15d7"/>
    </style:style>
    <style:style style:name="T164" style:family="text">
      <style:text-properties fo:color="#000000" loext:opacity="100%" style:text-underline-style="solid" style:text-underline-width="auto" style:text-underline-color="font-color" officeooo:rsid="005ac6ad"/>
    </style:style>
    <style:style style:name="T165" style:family="text">
      <style:text-properties fo:color="#000000" loext:opacity="100%" style:text-underline-style="solid" style:text-underline-width="auto" style:text-underline-color="font-color" officeooo:rsid="005f27d7"/>
    </style:style>
    <style:style style:name="T166" style:family="text">
      <style:text-properties fo:color="#000000" loext:opacity="100%" style:text-underline-style="solid" style:text-underline-width="auto" style:text-underline-color="font-color" officeooo:rsid="008616df"/>
    </style:style>
    <style:style style:name="T167" style:family="text">
      <style:text-properties fo:color="#000000" loext:opacity="100%" style:text-underline-style="solid" style:text-underline-width="auto" style:text-underline-color="font-color" officeooo:rsid="00880d2b"/>
    </style:style>
    <style:style style:name="T168" style:family="text">
      <style:text-properties fo:color="#000000" loext:opacity="100%" style:text-underline-style="solid" style:text-underline-width="auto" style:text-underline-color="font-color" officeooo:rsid="0058a901"/>
    </style:style>
    <style:style style:name="T169" style:family="text">
      <style:text-properties fo:color="#000000" loext:opacity="100%" style:text-underline-style="solid" style:text-underline-width="auto" style:text-underline-color="font-color" officeooo:rsid="0030d81e"/>
    </style:style>
    <style:style style:name="T170" style:family="text">
      <style:text-properties fo:color="#000000" loext:opacity="100%" style:text-underline-style="solid" style:text-underline-width="auto" style:text-underline-color="font-color" officeooo:rsid="00ba16c9"/>
    </style:style>
    <style:style style:name="T171" style:family="text">
      <style:text-properties fo:color="#000000" loext:opacity="100%" style:text-underline-style="solid" style:text-underline-width="auto" style:text-underline-color="font-color" officeooo:rsid="00d9cd79"/>
    </style:style>
    <style:style style:name="T172" style:family="text">
      <style:text-properties fo:color="#000000" loext:opacity="100%" style:text-underline-style="solid" style:text-underline-width="auto" style:text-underline-color="font-color" officeooo:rsid="01191ce8"/>
    </style:style>
    <style:style style:name="T173" style:family="text">
      <style:text-properties fo:color="#000000" loext:opacity="100%" style:text-underline-style="solid" style:text-underline-width="auto" style:text-underline-color="font-color" officeooo:rsid="013c3456"/>
    </style:style>
    <style:style style:name="T174" style:family="text">
      <style:text-properties fo:color="#000000" loext:opacity="100%" style:text-underline-style="solid" style:text-underline-width="auto" style:text-underline-color="font-color" officeooo:rsid="01191ce8" fo:background-color="transparent" loext:char-shading-value="0"/>
    </style:style>
    <style:style style:name="T175" style:family="text">
      <style:text-properties fo:color="#000000" loext:opacity="100%" style:text-underline-style="solid" style:text-underline-width="auto" style:text-underline-color="font-color" officeooo:rsid="013c3456" fo:background-color="transparent" loext:char-shading-value="0"/>
    </style:style>
    <style:style style:name="T176" style:family="text">
      <style:text-properties fo:color="#000000" loext:opacity="100%" style:text-underline-style="solid" style:text-underline-width="auto" style:text-underline-color="font-color" officeooo:rsid="01533241"/>
    </style:style>
    <style:style style:name="T177" style:family="text">
      <style:text-properties fo:color="#000000" loext:opacity="100%" style:text-underline-style="solid" style:text-underline-width="auto" style:text-underline-color="font-color" officeooo:rsid="015d0911"/>
    </style:style>
    <style:style style:name="T178" style:family="text">
      <style:text-properties fo:color="#000000" loext:opacity="100%" officeooo:rsid="0014442c"/>
    </style:style>
    <style:style style:name="T179" style:family="text">
      <style:text-properties fo:color="#000000" loext:opacity="100%" officeooo:rsid="0018b4d5"/>
    </style:style>
    <style:style style:name="T180" style:family="text">
      <style:text-properties fo:color="#000000" loext:opacity="100%" style:font-name="Futura Std Condensed Light1"/>
    </style:style>
    <style:style style:name="T181" style:family="text">
      <style:text-properties fo:color="#000000" loext:opacity="100%" style:font-name="Futura Std Condensed Light1" officeooo:rsid="0035b9c5"/>
    </style:style>
    <style:style style:name="T182" style:family="text">
      <style:text-properties fo:color="#000000" loext:opacity="100%" style:font-name="Futura Std Condensed Light1" officeooo:rsid="0057759a"/>
    </style:style>
    <style:style style:name="T183" style:family="text">
      <style:text-properties fo:color="#000000" loext:opacity="100%" style:font-name="Futura Std Condensed Light1" officeooo:rsid="0051c2f4"/>
    </style:style>
    <style:style style:name="T184" style:family="text">
      <style:text-properties fo:color="#000000" loext:opacity="100%" style:font-name="Futura Std Condensed Light1" officeooo:rsid="00525e1c"/>
    </style:style>
    <style:style style:name="T185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86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87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88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89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90" style:family="text">
      <style:text-properties fo:color="#000000" loext:opacity="100%" style:font-name="Futura Std Condensed Light1" officeooo:rsid="009437be"/>
    </style:style>
    <style:style style:name="T191" style:family="text">
      <style:text-properties fo:color="#000000" loext:opacity="100%" style:font-name="Futura Std Condensed Light1" officeooo:rsid="00ad72a6"/>
    </style:style>
    <style:style style:name="T192" style:family="text">
      <style:text-properties fo:color="#000000" loext:opacity="100%" style:font-name="Futura Std Condensed Light1" officeooo:rsid="00ae7c16"/>
    </style:style>
    <style:style style:name="T193" style:family="text">
      <style:text-properties fo:color="#000000" loext:opacity="100%" style:font-name="Futura Std Condensed Light1" officeooo:rsid="00b3984f"/>
    </style:style>
    <style:style style:name="T194" style:family="text">
      <style:text-properties fo:color="#000000" loext:opacity="100%" style:font-name="Futura Std Condensed Light1" officeooo:rsid="00b55d25"/>
    </style:style>
    <style:style style:name="T195" style:family="text">
      <style:text-properties fo:color="#000000" loext:opacity="100%" style:font-name="Futura Std Condensed Light1" officeooo:rsid="00d87f02"/>
    </style:style>
    <style:style style:name="T196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97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98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99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200" style:family="text">
      <style:text-properties fo:color="#000000" loext:opacity="100%" style:font-name="Futura Std Condensed Light1" officeooo:rsid="011783eb"/>
    </style:style>
    <style:style style:name="T201" style:family="text">
      <style:text-properties fo:color="#000000" loext:opacity="100%" officeooo:rsid="00271d54"/>
    </style:style>
    <style:style style:name="T202" style:family="text">
      <style:text-properties fo:color="#000000" loext:opacity="100%" officeooo:rsid="002b15d7"/>
    </style:style>
    <style:style style:name="T203" style:family="text">
      <style:text-properties fo:color="#000000" loext:opacity="100%" officeooo:rsid="002c96b5"/>
    </style:style>
    <style:style style:name="T204" style:family="text">
      <style:text-properties fo:color="#000000" loext:opacity="100%" officeooo:rsid="002f6e18"/>
    </style:style>
    <style:style style:name="T205" style:family="text">
      <style:text-properties fo:color="#000000" loext:opacity="100%" officeooo:rsid="0031047f"/>
    </style:style>
    <style:style style:name="T206" style:family="text">
      <style:text-properties fo:color="#000000" loext:opacity="100%" officeooo:rsid="00386cd6"/>
    </style:style>
    <style:style style:name="T207" style:family="text">
      <style:text-properties fo:color="#000000" loext:opacity="100%" officeooo:rsid="00425146"/>
    </style:style>
    <style:style style:name="T208" style:family="text">
      <style:text-properties fo:color="#000000" loext:opacity="100%" officeooo:rsid="004f4fd7"/>
    </style:style>
    <style:style style:name="T209" style:family="text">
      <style:text-properties fo:color="#000000" loext:opacity="100%" officeooo:rsid="00530c9e"/>
    </style:style>
    <style:style style:name="T210" style:family="text">
      <style:text-properties fo:color="#000000" loext:opacity="100%" officeooo:rsid="0053acd1"/>
    </style:style>
    <style:style style:name="T211" style:family="text">
      <style:text-properties fo:color="#000000" loext:opacity="100%" officeooo:rsid="001d91d9"/>
    </style:style>
    <style:style style:name="T212" style:family="text">
      <style:text-properties fo:color="#000000" loext:opacity="100%" officeooo:rsid="001c6e04"/>
    </style:style>
    <style:style style:name="T213" style:family="text">
      <style:text-properties fo:color="#000000" loext:opacity="100%" officeooo:rsid="001ec6f4"/>
    </style:style>
    <style:style style:name="T214" style:family="text">
      <style:text-properties fo:color="#000000" loext:opacity="100%" officeooo:rsid="0021ae3f"/>
    </style:style>
    <style:style style:name="T215" style:family="text">
      <style:text-properties fo:color="#000000" loext:opacity="100%" officeooo:rsid="005ac6ad"/>
    </style:style>
    <style:style style:name="T216" style:family="text">
      <style:text-properties fo:color="#000000" loext:opacity="100%" officeooo:rsid="005ad40e"/>
    </style:style>
    <style:style style:name="T217" style:family="text">
      <style:text-properties fo:color="#000000" loext:opacity="100%" style:font-name="Futura Std Condensed"/>
    </style:style>
    <style:style style:name="T218" style:family="text">
      <style:text-properties fo:color="#000000" loext:opacity="100%" style:font-name="Futura Std Condensed" officeooo:rsid="002f6e18"/>
    </style:style>
    <style:style style:name="T219" style:family="text">
      <style:text-properties fo:color="#000000" loext:opacity="100%" style:font-name="Futura Std Condensed" style:text-underline-style="none" officeooo:rsid="00f9979f"/>
    </style:style>
    <style:style style:name="T220" style:family="text">
      <style:text-properties fo:color="#000000" loext:opacity="100%" style:font-name="Futura Std Condensed" style:text-underline-style="solid" style:text-underline-width="auto" style:text-underline-color="font-color" officeooo:rsid="011783eb"/>
    </style:style>
    <style:style style:name="T221" style:family="text">
      <style:text-properties fo:color="#000000" loext:opacity="100%" style:font-name="Futura Std Condensed" style:text-underline-style="solid" style:text-underline-width="auto" style:text-underline-color="font-color" officeooo:rsid="011b1c62"/>
    </style:style>
    <style:style style:name="T222" style:family="text">
      <style:text-properties fo:color="#000000" loext:opacity="100%" style:font-name="Futura Std Condensed" officeooo:rsid="011783eb"/>
    </style:style>
    <style:style style:name="T223" style:family="text">
      <style:text-properties fo:color="#000000" loext:opacity="100%" officeooo:rsid="008616df"/>
    </style:style>
    <style:style style:name="T224" style:family="text">
      <style:text-properties fo:color="#000000" loext:opacity="100%" officeooo:rsid="00880d2b"/>
    </style:style>
    <style:style style:name="T225" style:family="text">
      <style:text-properties fo:color="#000000" loext:opacity="100%" officeooo:rsid="0018c4ea"/>
    </style:style>
    <style:style style:name="T226" style:family="text">
      <style:text-properties fo:color="#000000" loext:opacity="100%" style:text-underline-style="none" officeooo:rsid="0013b1f0"/>
    </style:style>
    <style:style style:name="T227" style:family="text">
      <style:text-properties fo:color="#000000" loext:opacity="100%" style:text-underline-style="none" officeooo:rsid="000f8f6a"/>
    </style:style>
    <style:style style:name="T228" style:family="text">
      <style:text-properties fo:color="#000000" loext:opacity="100%" style:text-underline-style="none" officeooo:rsid="00271d54"/>
    </style:style>
    <style:style style:name="T229" style:family="text">
      <style:text-properties fo:color="#000000" loext:opacity="100%" style:text-underline-style="none" officeooo:rsid="00ca4724"/>
    </style:style>
    <style:style style:name="T230" style:family="text">
      <style:text-properties fo:color="#000000" loext:opacity="100%" style:text-underline-style="none" officeooo:rsid="002f6e18"/>
    </style:style>
    <style:style style:name="T231" style:family="text">
      <style:text-properties fo:color="#000000" loext:opacity="100%" style:text-underline-style="none" officeooo:rsid="00e9a091"/>
    </style:style>
    <style:style style:name="T232" style:family="text">
      <style:text-properties fo:color="#000000" loext:opacity="100%" style:text-underline-style="none" officeooo:rsid="010a7099"/>
    </style:style>
    <style:style style:name="T233" style:family="text">
      <style:text-properties fo:color="#000000" loext:opacity="100%" style:text-underline-style="none" officeooo:rsid="011113a5"/>
    </style:style>
    <style:style style:name="T234" style:family="text">
      <style:text-properties fo:color="#000000" loext:opacity="100%" style:text-underline-style="none" officeooo:rsid="01114bb2"/>
    </style:style>
    <style:style style:name="T235" style:family="text">
      <style:text-properties fo:color="#000000" loext:opacity="100%" style:text-underline-style="none" officeooo:rsid="0112aad3"/>
    </style:style>
    <style:style style:name="T236" style:family="text">
      <style:text-properties fo:color="#000000" loext:opacity="100%" style:text-underline-style="none" officeooo:rsid="00d9cd79"/>
    </style:style>
    <style:style style:name="T237" style:family="text">
      <style:text-properties fo:color="#000000" loext:opacity="100%" style:text-underline-style="none" officeooo:rsid="011783eb"/>
    </style:style>
    <style:style style:name="T238" style:family="text">
      <style:text-properties fo:color="#000000" loext:opacity="100%" style:text-underline-style="none" officeooo:rsid="01191ce8"/>
    </style:style>
    <style:style style:name="T239" style:family="text">
      <style:text-properties fo:color="#000000" loext:opacity="100%" style:text-underline-style="none" officeooo:rsid="0130da27"/>
    </style:style>
    <style:style style:name="T240" style:family="text">
      <style:text-properties fo:color="#000000" loext:opacity="100%" officeooo:rsid="008b52c7"/>
    </style:style>
    <style:style style:name="T241" style:family="text">
      <style:text-properties fo:color="#000000" loext:opacity="100%" officeooo:rsid="008cab49"/>
    </style:style>
    <style:style style:name="T242" style:family="text">
      <style:text-properties fo:color="#000000" loext:opacity="100%" officeooo:rsid="007dbde0"/>
    </style:style>
    <style:style style:name="T243" style:family="text">
      <style:text-properties fo:color="#000000" loext:opacity="100%" officeooo:rsid="0081581d"/>
    </style:style>
    <style:style style:name="T244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245" style:family="text">
      <style:text-properties fo:color="#000000" loext:opacity="100%" officeooo:rsid="0097a307"/>
    </style:style>
    <style:style style:name="T246" style:family="text">
      <style:text-properties fo:color="#000000" loext:opacity="100%" officeooo:rsid="009cb617"/>
    </style:style>
    <style:style style:name="T247" style:family="text">
      <style:text-properties fo:color="#000000" loext:opacity="100%" officeooo:rsid="0058a901"/>
    </style:style>
    <style:style style:name="T248" style:family="text">
      <style:text-properties fo:color="#000000" loext:opacity="100%" officeooo:rsid="00a27b36"/>
    </style:style>
    <style:style style:name="T249" style:family="text">
      <style:text-properties fo:color="#000000" loext:opacity="100%" officeooo:rsid="00a46215"/>
    </style:style>
    <style:style style:name="T250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251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252" style:family="text">
      <style:text-properties fo:color="#000000" loext:opacity="100%" officeooo:rsid="004190e1"/>
    </style:style>
    <style:style style:name="T253" style:family="text">
      <style:text-properties fo:color="#000000" loext:opacity="100%" officeooo:rsid="006a92be"/>
    </style:style>
    <style:style style:name="T254" style:family="text">
      <style:text-properties fo:color="#000000" loext:opacity="100%" officeooo:rsid="00c84595"/>
    </style:style>
    <style:style style:name="T255" style:family="text">
      <style:text-properties fo:color="#000000" loext:opacity="100%" officeooo:rsid="00d87f02"/>
    </style:style>
    <style:style style:name="T256" style:family="text">
      <style:text-properties fo:color="#000000" loext:opacity="100%" officeooo:rsid="00d9cd79"/>
    </style:style>
    <style:style style:name="T257" style:family="text">
      <style:text-properties fo:color="#000000" loext:opacity="100%" officeooo:rsid="00dcc94b"/>
    </style:style>
    <style:style style:name="T258" style:family="text">
      <style:text-properties fo:color="#000000" loext:opacity="100%" officeooo:rsid="00de2205"/>
    </style:style>
    <style:style style:name="T259" style:family="text">
      <style:text-properties fo:color="#000000" loext:opacity="100%" officeooo:rsid="00ebffaf"/>
    </style:style>
    <style:style style:name="T260" style:family="text">
      <style:text-properties fo:color="#000000" loext:opacity="100%" officeooo:rsid="00e69496"/>
    </style:style>
    <style:style style:name="T261" style:family="text">
      <style:text-properties fo:color="#000000" loext:opacity="100%" officeooo:rsid="00e83d4d"/>
    </style:style>
    <style:style style:name="T262" style:family="text">
      <style:text-properties fo:color="#000000" loext:opacity="100%" officeooo:rsid="00e4b10a"/>
    </style:style>
    <style:style style:name="T263" style:family="text">
      <style:text-properties fo:color="#000000" loext:opacity="100%" officeooo:rsid="00d7a278"/>
    </style:style>
    <style:style style:name="T264" style:family="text">
      <style:text-properties fo:color="#000000" loext:opacity="100%" style:text-line-through-style="none" style:text-line-through-type="none" officeooo:rsid="011113a5"/>
    </style:style>
    <style:style style:name="T265" style:family="text">
      <style:text-properties fo:color="#000000" loext:opacity="100%" style:text-line-through-style="none" style:text-line-through-type="none" officeooo:rsid="013c3456"/>
    </style:style>
    <style:style style:name="T266" style:family="text">
      <style:text-properties fo:color="#000000" loext:opacity="100%" officeooo:rsid="0108be5c"/>
    </style:style>
    <style:style style:name="T267" style:family="text">
      <style:text-properties fo:color="#000000" loext:opacity="100%" officeooo:rsid="01191ce8"/>
    </style:style>
    <style:style style:name="T268" style:family="text">
      <style:text-properties fo:color="#000000" loext:opacity="100%" officeooo:rsid="00811ecb"/>
    </style:style>
    <style:style style:name="T269" style:family="text">
      <style:text-properties fo:color="#000000" loext:opacity="100%" officeooo:rsid="0082b1fc"/>
    </style:style>
    <style:style style:name="T270" style:family="text">
      <style:text-properties fo:color="#000000" loext:opacity="100%" officeooo:rsid="0127b881"/>
    </style:style>
    <style:style style:name="T271" style:family="text">
      <style:text-properties fo:color="#000000" loext:opacity="100%" officeooo:rsid="012bbbfa"/>
    </style:style>
    <style:style style:name="T272" style:family="text">
      <style:text-properties fo:color="#000000" loext:opacity="100%" officeooo:rsid="013c3456"/>
    </style:style>
    <style:style style:name="T273" style:family="text">
      <style:text-properties fo:color="#000000" loext:opacity="100%" officeooo:rsid="013c3456" fo:background-color="transparent" loext:char-shading-value="0"/>
    </style:style>
    <style:style style:name="T274" style:family="text">
      <style:text-properties fo:color="#000000" loext:opacity="100%" officeooo:rsid="014f5e89"/>
    </style:style>
    <style:style style:name="T275" style:family="text">
      <style:text-properties fo:color="#000000" loext:opacity="100%" officeooo:rsid="0157e171"/>
    </style:style>
    <style:style style:name="T276" style:family="text">
      <style:text-properties fo:color="#000000" loext:opacity="100%" officeooo:rsid="015d0911"/>
    </style:style>
    <style:style style:name="T277" style:family="text">
      <style:text-properties officeooo:rsid="0013b1f0"/>
    </style:style>
    <style:style style:name="T278" style:family="text">
      <style:text-properties style:text-underline-style="solid" style:text-underline-width="auto" style:text-underline-color="font-color" officeooo:rsid="0013b1f0"/>
    </style:style>
    <style:style style:name="T279" style:family="text">
      <style:text-properties style:text-underline-style="solid" style:text-underline-width="auto" style:text-underline-color="font-color" officeooo:rsid="001362f7"/>
    </style:style>
    <style:style style:name="T280" style:family="text">
      <style:text-properties style:text-underline-style="solid" style:text-underline-width="auto" style:text-underline-color="font-color" officeooo:rsid="000f8f6a"/>
    </style:style>
    <style:style style:name="T281" style:family="text">
      <style:text-properties style:text-underline-style="solid" style:text-underline-width="auto" style:text-underline-color="font-color" officeooo:rsid="0018c4ea"/>
    </style:style>
    <style:style style:name="T282" style:family="text">
      <style:text-properties style:text-underline-style="solid" style:text-underline-width="auto" style:text-underline-color="font-color" officeooo:rsid="00509422"/>
    </style:style>
    <style:style style:name="T283" style:family="text">
      <style:text-properties style:text-underline-style="solid" style:text-underline-width="auto" style:text-underline-color="font-color" officeooo:rsid="0085f838"/>
    </style:style>
    <style:style style:name="T284" style:family="text">
      <style:text-properties style:text-underline-style="solid" style:text-underline-width="auto" style:text-underline-color="font-color" officeooo:rsid="00880d2b"/>
    </style:style>
    <style:style style:name="T285" style:family="text">
      <style:text-properties style:text-underline-style="solid" style:text-underline-width="auto" style:text-underline-color="font-color" officeooo:rsid="0089ae28"/>
    </style:style>
    <style:style style:name="T286" style:family="text">
      <style:text-properties style:text-underline-style="solid" style:text-underline-width="auto" style:text-underline-color="font-color" officeooo:rsid="008b52c7"/>
    </style:style>
    <style:style style:name="T287" style:family="text">
      <style:text-properties style:text-underline-style="solid" style:text-underline-width="auto" style:text-underline-color="font-color" officeooo:rsid="0097a307"/>
    </style:style>
    <style:style style:name="T288" style:family="text">
      <style:text-properties style:text-underline-style="solid" style:text-underline-width="auto" style:text-underline-color="font-color" officeooo:rsid="00ba16c9"/>
    </style:style>
    <style:style style:name="T289" style:family="text">
      <style:text-properties style:text-underline-style="solid" style:text-underline-width="auto" style:text-underline-color="font-color" officeooo:rsid="00c58f5c"/>
    </style:style>
    <style:style style:name="T290" style:family="text">
      <style:text-properties style:text-underline-style="solid" style:text-underline-width="auto" style:text-underline-color="font-color" officeooo:rsid="00c8527a"/>
    </style:style>
    <style:style style:name="T291" style:family="text">
      <style:text-properties style:text-underline-style="solid" style:text-underline-width="auto" style:text-underline-color="font-color" officeooo:rsid="00d87f02"/>
    </style:style>
    <style:style style:name="T292" style:family="text">
      <style:text-properties style:text-underline-style="solid" style:text-underline-width="auto" style:text-underline-color="font-color" officeooo:rsid="00e2218e"/>
    </style:style>
    <style:style style:name="T293" style:family="text">
      <style:text-properties style:text-underline-style="solid" style:text-underline-width="auto" style:text-underline-color="font-color" officeooo:rsid="00e4b10a"/>
    </style:style>
    <style:style style:name="T294" style:family="text">
      <style:text-properties style:text-underline-style="solid" style:text-underline-width="auto" style:text-underline-color="font-color" officeooo:rsid="011783eb" style:font-size-asian="14pt"/>
    </style:style>
    <style:style style:name="T295" style:family="text">
      <style:text-properties style:text-underline-style="solid" style:text-underline-width="auto" style:text-underline-color="font-color" officeooo:rsid="01548d59" style:font-size-asian="14pt"/>
    </style:style>
    <style:style style:name="T296" style:family="text">
      <style:text-properties style:text-underline-style="solid" style:text-underline-width="auto" style:text-underline-color="font-color" officeooo:rsid="01191ce8"/>
    </style:style>
    <style:style style:name="T297" style:family="text">
      <style:text-properties style:text-underline-style="none"/>
    </style:style>
    <style:style style:name="T298" style:family="text">
      <style:text-properties style:text-underline-style="none" officeooo:rsid="001362f7"/>
    </style:style>
    <style:style style:name="T299" style:family="text">
      <style:text-properties style:text-underline-style="none" officeooo:rsid="0085f838"/>
    </style:style>
    <style:style style:name="T300" style:family="text">
      <style:text-properties style:text-underline-style="none" officeooo:rsid="00d63b95" fo:background-color="transparent" loext:char-shading-value="0"/>
    </style:style>
    <style:style style:name="T301" style:family="text">
      <style:text-properties officeooo:rsid="0014442c"/>
    </style:style>
    <style:style style:name="T302" style:family="text">
      <style:text-properties officeooo:rsid="00145467"/>
    </style:style>
    <style:style style:name="T303" style:family="text">
      <style:text-properties officeooo:rsid="00155c6b"/>
    </style:style>
    <style:style style:name="T304" style:family="text">
      <style:text-properties officeooo:rsid="0018c4ea"/>
    </style:style>
    <style:style style:name="T305" style:family="text">
      <style:text-properties officeooo:rsid="001a20db"/>
    </style:style>
    <style:style style:name="T306" style:family="text">
      <style:text-properties officeooo:rsid="001c6e04"/>
    </style:style>
    <style:style style:name="T307" style:family="text">
      <style:text-properties officeooo:rsid="001d91d9"/>
    </style:style>
    <style:style style:name="T308" style:family="text">
      <style:text-properties officeooo:rsid="001ec6f4"/>
    </style:style>
    <style:style style:name="T309" style:family="text">
      <style:text-properties officeooo:rsid="00202faa"/>
    </style:style>
    <style:style style:name="T310" style:family="text">
      <style:text-properties officeooo:rsid="002104e7"/>
    </style:style>
    <style:style style:name="T311" style:family="text">
      <style:text-properties officeooo:rsid="0023e611"/>
    </style:style>
    <style:style style:name="T312" style:family="text">
      <style:text-properties officeooo:rsid="00254600"/>
    </style:style>
    <style:style style:name="T313" style:family="text">
      <style:text-properties officeooo:rsid="002db9f0"/>
    </style:style>
    <style:style style:name="T314" style:family="text">
      <style:text-properties officeooo:rsid="002f6e18"/>
    </style:style>
    <style:style style:name="T315" style:family="text">
      <style:text-properties fo:color="#2a6099" loext:opacity="100%" officeooo:rsid="005d8a45"/>
    </style:style>
    <style:style style:name="T316" style:family="text">
      <style:text-properties fo:color="#2a6099" loext:opacity="100%" officeooo:rsid="0013b1f0"/>
    </style:style>
    <style:style style:name="T317" style:family="text">
      <style:text-properties fo:color="#2a6099" loext:opacity="100%" officeooo:rsid="00530c9e"/>
    </style:style>
    <style:style style:name="T318" style:family="text">
      <style:text-properties fo:color="#2a6099" loext:opacity="100%" officeooo:rsid="00a7cb89"/>
    </style:style>
    <style:style style:name="T319" style:family="text">
      <style:text-properties fo:color="#2a6099" loext:opacity="100%" officeooo:rsid="009437be" fo:background-color="#ffff00" loext:char-shading-value="0"/>
    </style:style>
    <style:style style:name="T320" style:family="text">
      <style:text-properties fo:color="#2a6099" loext:opacity="100%" officeooo:rsid="012bbbfa" fo:background-color="#ffff00" loext:char-shading-value="0"/>
    </style:style>
    <style:style style:name="T321" style:family="text">
      <style:text-properties fo:color="#2a6099" loext:opacity="100%" style:font-name="Futura Std Condensed" officeooo:rsid="013b9528"/>
    </style:style>
    <style:style style:name="T322" style:family="text">
      <style:text-properties fo:color="#2a6099" loext:opacity="100%" style:font-name="Futura Std Condensed" officeooo:rsid="01533241"/>
    </style:style>
    <style:style style:name="T323" style:family="text">
      <style:text-properties fo:color="#2a6099" loext:opacity="100%" officeooo:rsid="013c3456"/>
    </style:style>
    <style:style style:name="T324" style:family="text">
      <style:text-properties fo:color="#2a6099" loext:opacity="100%" officeooo:rsid="0127b881"/>
    </style:style>
    <style:style style:name="T325" style:family="text">
      <style:text-properties fo:color="#2a6099" loext:opacity="100%" officeooo:rsid="0157e171"/>
    </style:style>
    <style:style style:name="T326" style:family="text">
      <style:text-properties officeooo:rsid="0030d81e"/>
    </style:style>
    <style:style style:name="T327" style:family="text">
      <style:text-properties officeooo:rsid="0031047f"/>
    </style:style>
    <style:style style:name="T328" style:family="text">
      <style:text-properties officeooo:rsid="00324fc3"/>
    </style:style>
    <style:style style:name="T329" style:family="text">
      <style:text-properties officeooo:rsid="0035b9c5"/>
    </style:style>
    <style:style style:name="T330" style:family="text">
      <style:text-properties officeooo:rsid="003600f1"/>
    </style:style>
    <style:style style:name="T331" style:family="text">
      <style:text-properties style:font-name="Futura Std Condensed" officeooo:rsid="004190e1"/>
    </style:style>
    <style:style style:name="T332" style:family="text">
      <style:text-properties style:font-name="Futura Std Condensed" style:text-underline-style="solid" style:text-underline-width="auto" style:text-underline-color="font-color" officeooo:rsid="00dcc94b"/>
    </style:style>
    <style:style style:name="T333" style:family="text">
      <style:text-properties style:font-name="Futura Std Condensed" style:text-underline-style="solid" style:text-underline-width="auto" style:text-underline-color="font-color" officeooo:rsid="00e9a091" style:font-size-asian="14pt"/>
    </style:style>
    <style:style style:name="T334" style:family="text">
      <style:text-properties style:font-name="Futura Std Condensed" style:text-underline-style="solid" style:text-underline-width="auto" style:text-underline-color="font-color" officeooo:rsid="011783eb" style:font-size-asian="14pt"/>
    </style:style>
    <style:style style:name="T335" style:family="text">
      <style:text-properties officeooo:rsid="004190e1"/>
    </style:style>
    <style:style style:name="T336" style:family="text">
      <style:text-properties officeooo:rsid="004b5574"/>
    </style:style>
    <style:style style:name="T337" style:family="text">
      <style:text-properties officeooo:rsid="004e68bd"/>
    </style:style>
    <style:style style:name="T338" style:family="text">
      <style:text-properties officeooo:rsid="004f4fd7"/>
    </style:style>
    <style:style style:name="T339" style:family="text">
      <style:text-properties officeooo:rsid="004f7ac0"/>
    </style:style>
    <style:style style:name="T340" style:family="text">
      <style:text-properties officeooo:rsid="004ffb0c"/>
    </style:style>
    <style:style style:name="T341" style:family="text">
      <style:text-properties officeooo:rsid="00509422"/>
    </style:style>
    <style:style style:name="T342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343" style:family="text">
      <style:text-properties style:font-name="Futura Std Condensed Light1" fo:font-size="18pt" style:font-size-asian="18pt" style:font-size-complex="18pt"/>
    </style:style>
    <style:style style:name="T344" style:family="text">
      <style:text-properties officeooo:rsid="005170e5"/>
    </style:style>
    <style:style style:name="T345" style:family="text">
      <style:text-properties fo:color="#3465a4" loext:opacity="100%" style:font-name="Futura Std Condensed" officeooo:rsid="0057759a"/>
    </style:style>
    <style:style style:name="T346" style:family="text">
      <style:text-properties fo:color="#3465a4" loext:opacity="100%" style:font-name="Futura Std Condensed" officeooo:rsid="011783eb"/>
    </style:style>
    <style:style style:name="T347" style:family="text">
      <style:text-properties fo:color="#3465a4" loext:opacity="100%" style:font-name="Futura Std Condensed" style:text-underline-style="none" officeooo:rsid="011783eb"/>
    </style:style>
    <style:style style:name="T348" style:family="text">
      <style:text-properties fo:color="#3465a4" loext:opacity="100%" style:font-name="Futura Std Condensed" style:text-underline-style="none" officeooo:rsid="013b9528"/>
    </style:style>
    <style:style style:name="T349" style:family="text">
      <style:text-properties fo:color="#3465a4" loext:opacity="100%" style:font-name="Futura Std Condensed" officeooo:rsid="007b6d21"/>
    </style:style>
    <style:style style:name="T350" style:family="text">
      <style:text-properties fo:color="#3465a4" loext:opacity="100%" style:font-name="Futura Std Condensed" officeooo:rsid="013b9528"/>
    </style:style>
    <style:style style:name="T351" style:family="text">
      <style:text-properties fo:color="#3465a4" loext:opacity="100%" style:font-name="Futura Std Condensed" officeooo:rsid="01533241"/>
    </style:style>
    <style:style style:name="T352" style:family="text">
      <style:text-properties fo:color="#3465a4" loext:opacity="100%" officeooo:rsid="00d87f02"/>
    </style:style>
    <style:style style:name="T353" style:family="text">
      <style:text-properties fo:color="#3465a4" loext:opacity="100%" officeooo:rsid="01191ce8"/>
    </style:style>
    <style:style style:name="T354" style:family="text">
      <style:text-properties fo:color="#3465a4" loext:opacity="100%" style:text-underline-style="solid" style:text-underline-width="auto" style:text-underline-color="font-color" officeooo:rsid="01191ce8" fo:background-color="#ffff00" loext:char-shading-value="0"/>
    </style:style>
    <style:style style:name="T355" style:family="text">
      <style:text-properties fo:color="#3465a4" loext:opacity="100%" officeooo:rsid="0102d0e2" fo:background-color="#ffff00" loext:char-shading-value="0"/>
    </style:style>
    <style:style style:name="T356" style:family="text">
      <style:text-properties fo:color="#3465a4" loext:opacity="100%" officeooo:rsid="00d46de4" fo:background-color="#ffff00" loext:char-shading-value="0"/>
    </style:style>
    <style:style style:name="T357" style:family="text">
      <style:text-properties fo:color="#3465a4" loext:opacity="100%" officeooo:rsid="00d87f02" fo:background-color="#ffff00" loext:char-shading-value="0"/>
    </style:style>
    <style:style style:name="T358" style:family="text">
      <style:text-properties officeooo:rsid="00530c9e"/>
    </style:style>
    <style:style style:name="T359" style:family="text">
      <style:text-properties officeooo:rsid="005a3f3b"/>
    </style:style>
    <style:style style:name="T360" style:family="text">
      <style:text-properties officeooo:rsid="005ad40e"/>
    </style:style>
    <style:style style:name="T361" style:family="text">
      <style:text-properties officeooo:rsid="005b5999"/>
    </style:style>
    <style:style style:name="T362" style:family="text">
      <style:text-properties officeooo:rsid="005c7fa8"/>
    </style:style>
    <style:style style:name="T363" style:family="text">
      <style:text-properties officeooo:rsid="0058a901"/>
    </style:style>
    <style:style style:name="T364" style:family="text">
      <style:text-properties officeooo:rsid="005d8a45"/>
    </style:style>
    <style:style style:name="T365" style:family="text">
      <style:text-properties officeooo:rsid="00608b0f"/>
    </style:style>
    <style:style style:name="T366" style:family="text">
      <style:text-properties fo:font-size="16pt" style:text-underline-style="none" style:font-size-asian="16pt" style:font-size-complex="16pt"/>
    </style:style>
    <style:style style:name="T367" style:family="text">
      <style:text-properties fo:font-size="16pt" style:text-underline-style="none" officeooo:rsid="00c56511" style:font-size-asian="16pt" style:font-size-complex="16pt"/>
    </style:style>
    <style:style style:name="T368" style:family="text">
      <style:text-properties officeooo:rsid="006ff937"/>
    </style:style>
    <style:style style:name="T369" style:family="text">
      <style:text-properties style:font-name="Futura Std Condensed Light" fo:font-size="18pt" style:font-size-asian="18pt" style:font-size-complex="18pt"/>
    </style:style>
    <style:style style:name="T370" style:family="text">
      <style:text-properties style:font-name="Futura Std Condensed Light" fo:font-size="18pt" officeooo:rsid="0071cc19" style:font-size-asian="18pt" style:font-size-complex="18pt"/>
    </style:style>
    <style:style style:name="T371" style:family="text">
      <style:text-properties style:font-name="Futura Std Condensed Light" fo:font-size="18pt" officeooo:rsid="0130da27" style:font-size-asian="18pt" style:font-size-complex="18pt"/>
    </style:style>
    <style:style style:name="T372" style:family="text">
      <style:text-properties style:font-name="Futura Std Condensed Light" fo:font-size="18pt" officeooo:rsid="01436b63" style:font-size-asian="18pt" style:font-size-complex="18pt"/>
    </style:style>
    <style:style style:name="T373" style:family="text">
      <style:text-properties officeooo:rsid="00757a7e"/>
    </style:style>
    <style:style style:name="T374" style:family="text">
      <style:text-properties officeooo:rsid="007cce26"/>
    </style:style>
    <style:style style:name="T375" style:family="text">
      <style:text-properties officeooo:rsid="007dbde0"/>
    </style:style>
    <style:style style:name="T376" style:family="text">
      <style:text-properties officeooo:rsid="007f1654"/>
    </style:style>
    <style:style style:name="T377" style:family="text">
      <style:text-properties officeooo:rsid="0081581d"/>
    </style:style>
    <style:style style:name="T378" style:family="text">
      <style:text-properties officeooo:rsid="0089ae28"/>
    </style:style>
    <style:style style:name="T379" style:family="text">
      <style:text-properties officeooo:rsid="008b52c7"/>
    </style:style>
    <style:style style:name="T380" style:family="text">
      <style:text-properties officeooo:rsid="008bfe80"/>
    </style:style>
    <style:style style:name="T381" style:family="text">
      <style:text-properties officeooo:rsid="009437be"/>
    </style:style>
    <style:style style:name="T382" style:family="text">
      <style:text-properties officeooo:rsid="0096314b"/>
    </style:style>
    <style:style style:name="T383" style:family="text">
      <style:text-properties fo:color="#00a933" loext:opacity="100%" style:text-underline-style="solid" style:text-underline-width="auto" style:text-underline-color="font-color" officeooo:rsid="001a20db"/>
    </style:style>
    <style:style style:name="T384" style:family="text">
      <style:text-properties fo:color="#00a933" loext:opacity="100%" style:text-underline-style="solid" style:text-underline-width="auto" style:text-underline-color="font-color" officeooo:rsid="0089ae28"/>
    </style:style>
    <style:style style:name="T385" style:family="text">
      <style:text-properties fo:color="#00a933" loext:opacity="100%" style:text-underline-style="solid" style:text-underline-width="auto" style:text-underline-color="font-color" officeooo:rsid="008b52c7"/>
    </style:style>
    <style:style style:name="T386" style:family="text">
      <style:text-properties fo:color="#00a933" loext:opacity="100%" style:text-underline-style="solid" style:text-underline-width="auto" style:text-underline-color="font-color" officeooo:rsid="0018c4ea"/>
    </style:style>
    <style:style style:name="T387" style:family="text">
      <style:text-properties fo:color="#00a933" loext:opacity="100%" style:text-underline-style="solid" style:text-underline-width="auto" style:text-underline-color="font-color" officeooo:rsid="001362f7"/>
    </style:style>
    <style:style style:name="T388" style:family="text">
      <style:text-properties fo:color="#00a933" loext:opacity="100%" style:text-underline-style="solid" style:text-underline-width="auto" style:text-underline-color="font-color" officeooo:rsid="00c58f5c"/>
    </style:style>
    <style:style style:name="T389" style:family="text">
      <style:text-properties fo:color="#00a933" loext:opacity="100%" style:text-underline-style="solid" style:text-underline-width="auto" style:text-underline-color="font-color" officeooo:rsid="00ca4724"/>
    </style:style>
    <style:style style:name="T390" style:family="text">
      <style:text-properties fo:color="#00a933" loext:opacity="100%" style:text-underline-style="solid" style:text-underline-width="auto" style:text-underline-color="font-color" officeooo:rsid="011113a5"/>
    </style:style>
    <style:style style:name="T391" style:family="text">
      <style:text-properties fo:color="#00a933" loext:opacity="100%" officeooo:rsid="0089ae28"/>
    </style:style>
    <style:style style:name="T392" style:family="text">
      <style:text-properties fo:color="#00a933" loext:opacity="100%" officeooo:rsid="01114bb2"/>
    </style:style>
    <style:style style:name="T393" style:family="text">
      <style:text-properties fo:color="#00a933" loext:opacity="100%" officeooo:rsid="011783eb"/>
    </style:style>
    <style:style style:name="T394" style:family="text">
      <style:text-properties fo:color="#00a933" loext:opacity="100%" officeooo:rsid="01191ce8"/>
    </style:style>
    <style:style style:name="T395" style:family="text">
      <style:text-properties fo:color="#00a933" loext:opacity="100%" style:font-name="Futura Std Condensed"/>
    </style:style>
    <style:style style:name="T396" style:family="text">
      <style:text-properties fo:color="#00a933" loext:opacity="100%" style:font-name="Futura Std Condensed" fo:font-weight="normal" officeooo:rsid="00a7cb89" style:font-weight-asian="normal" style:font-weight-complex="normal"/>
    </style:style>
    <style:style style:name="T397" style:family="text">
      <style:text-properties fo:color="#00a933" loext:opacity="100%" style:font-name="Futura Std Condensed" fo:font-weight="normal" officeooo:rsid="00a46215" style:font-weight-asian="normal" style:font-weight-complex="normal"/>
    </style:style>
    <style:style style:name="T398" style:family="text">
      <style:text-properties fo:color="#00a933" loext:opacity="100%" style:font-name="Futura Std Condensed" officeooo:rsid="00608b0f"/>
    </style:style>
    <style:style style:name="T399" style:family="text">
      <style:text-properties fo:color="#00a933" loext:opacity="100%" style:font-name="Futura Std Condensed" officeooo:rsid="005d8a45"/>
    </style:style>
    <style:style style:name="T400" style:family="text">
      <style:text-properties fo:color="#00a933" loext:opacity="100%" style:font-name="Futura Std Condensed" officeooo:rsid="0129ab77"/>
    </style:style>
    <style:style style:name="T401" style:family="text">
      <style:text-properties fo:color="#00a933" loext:opacity="100%" style:font-name="Futura Std Condensed" officeooo:rsid="013c3456"/>
    </style:style>
    <style:style style:name="T402" style:family="text">
      <style:text-properties officeooo:rsid="0098f5b4"/>
    </style:style>
    <style:style style:name="T403" style:family="text">
      <style:text-properties officeooo:rsid="0099caad"/>
    </style:style>
    <style:style style:name="T404" style:family="text">
      <style:text-properties officeooo:rsid="00a0f062"/>
    </style:style>
    <style:style style:name="T405" style:family="text">
      <style:text-properties fo:color="#158466" loext:opacity="100%"/>
    </style:style>
    <style:style style:name="T406" style:family="text">
      <style:text-properties fo:color="#158466" loext:opacity="100%" officeooo:rsid="00ae7c16"/>
    </style:style>
    <style:style style:name="T407" style:family="text">
      <style:text-properties fo:color="#158466" loext:opacity="100%" style:font-name="Futura Std Condensed" officeooo:rsid="00b3984f"/>
    </style:style>
    <style:style style:name="T408" style:family="text">
      <style:text-properties fo:color="#158466" loext:opacity="100%" officeooo:rsid="011783eb"/>
    </style:style>
    <style:style style:name="T409" style:family="text">
      <style:text-properties officeooo:rsid="00b8d8fd"/>
    </style:style>
    <style:style style:name="T410" style:family="text">
      <style:text-properties fo:color="#808080" loext:opacity="100%" officeooo:rsid="00dcc94b"/>
    </style:style>
    <style:style style:name="T411" style:family="text">
      <style:text-properties fo:color="#808080" loext:opacity="100%" officeooo:rsid="00e9a091"/>
    </style:style>
    <style:style style:name="T412" style:family="text">
      <style:text-properties officeooo:rsid="00c28cba"/>
    </style:style>
    <style:style style:name="T413" style:family="text">
      <style:text-properties officeooo:rsid="00c58f5c"/>
    </style:style>
    <style:style style:name="T414" style:family="text">
      <style:text-properties officeooo:rsid="00c8a72c"/>
    </style:style>
    <style:style style:name="T415" style:family="text">
      <style:text-properties officeooo:rsid="00ca4724"/>
    </style:style>
    <style:style style:name="T416" style:family="text">
      <style:text-properties officeooo:rsid="00cb7f5f"/>
    </style:style>
    <style:style style:name="T417" style:family="text">
      <style:text-properties officeooo:rsid="00d287be"/>
    </style:style>
    <style:style style:name="T418" style:family="text">
      <style:text-properties officeooo:rsid="00d87f02"/>
    </style:style>
    <style:style style:name="T419" style:family="text">
      <style:text-properties fo:font-size="18pt" officeooo:rsid="00c56511" style:font-size-asian="18pt" style:font-size-complex="18pt"/>
    </style:style>
    <style:style style:name="T420" style:family="text">
      <style:text-properties fo:font-size="18pt" officeooo:rsid="00c84595" style:font-size-asian="18pt" style:font-size-complex="18pt"/>
    </style:style>
    <style:style style:name="T421" style:family="text">
      <style:text-properties fo:font-size="18pt" officeooo:rsid="00c28cba" style:font-size-asian="18pt" style:font-size-complex="18pt"/>
    </style:style>
    <style:style style:name="T422" style:family="text">
      <style:text-properties fo:font-size="18pt" officeooo:rsid="00c3b924" style:font-size-asian="18pt" style:font-size-complex="18pt"/>
    </style:style>
    <style:style style:name="T423" style:family="text">
      <style:text-properties officeooo:rsid="007b6d21"/>
    </style:style>
    <style:style style:name="T424" style:family="text">
      <style:text-properties officeooo:rsid="00dcc94b"/>
    </style:style>
    <style:style style:name="T425" style:family="text">
      <style:text-properties officeooo:rsid="00e112ed"/>
    </style:style>
    <style:style style:name="T426" style:family="text">
      <style:text-properties officeooo:rsid="00e2218e"/>
    </style:style>
    <style:style style:name="T427" style:family="text">
      <style:text-properties officeooo:rsid="00e4b10a"/>
    </style:style>
    <style:style style:name="T428" style:family="text">
      <style:text-properties officeooo:rsid="00e707e0"/>
    </style:style>
    <style:style style:name="T429" style:family="text">
      <style:text-properties officeooo:rsid="00e86cd5"/>
    </style:style>
    <style:style style:name="T430" style:family="text">
      <style:text-properties officeooo:rsid="00e9a091"/>
    </style:style>
    <style:style style:name="T431" style:family="text">
      <style:text-properties officeooo:rsid="00ebffaf"/>
    </style:style>
    <style:style style:name="T432" style:family="text">
      <style:text-properties officeooo:rsid="00f77c78"/>
    </style:style>
    <style:style style:name="T433" style:family="text">
      <style:text-properties officeooo:rsid="00fa6c72"/>
    </style:style>
    <style:style style:name="T434" style:family="text">
      <style:text-properties officeooo:rsid="0102d0e2"/>
    </style:style>
    <style:style style:name="T435" style:family="text">
      <style:text-properties officeooo:rsid="01060e74"/>
    </style:style>
    <style:style style:name="T436" style:family="text">
      <style:text-properties officeooo:rsid="0108be5c"/>
    </style:style>
    <style:style style:name="T437" style:family="text">
      <style:text-properties officeooo:rsid="011113a5"/>
    </style:style>
    <style:style style:name="T438" style:family="text">
      <style:text-properties officeooo:rsid="01114bb2"/>
    </style:style>
    <style:style style:name="T439" style:family="text">
      <style:text-properties officeooo:rsid="00f9979f"/>
    </style:style>
    <style:style style:name="T440" style:family="text">
      <style:text-properties officeooo:rsid="011783eb"/>
    </style:style>
    <style:style style:name="T441" style:family="text">
      <style:text-properties officeooo:rsid="01191ce8"/>
    </style:style>
    <style:style style:name="T442" style:family="text">
      <style:text-properties fo:color="#ff0000" loext:opacity="100%" style:font-name="Futura Std Condensed" style:text-underline-style="solid" style:text-underline-width="auto" style:text-underline-color="font-color" officeooo:rsid="00cb7f5f" fo:background-color="#ffff00" loext:char-shading-value="0"/>
    </style:style>
    <style:style style:name="T443" style:family="text">
      <style:text-properties fo:color="#ff0000" loext:opacity="100%" style:font-name="Futura Std Condensed" style:text-underline-style="solid" style:text-underline-width="auto" style:text-underline-color="font-color" officeooo:rsid="00d287be" fo:background-color="#ffff00" loext:char-shading-value="0"/>
    </style:style>
    <style:style style:name="T444" style:family="text">
      <style:text-properties fo:color="#ff0000" loext:opacity="100%" style:font-name="Futura Std Condensed" style:text-underline-style="solid" style:text-underline-width="auto" style:text-underline-color="font-color" officeooo:rsid="011b1c62" fo:background-color="#ffff00" loext:char-shading-value="0"/>
    </style:style>
    <style:style style:name="T445" style:family="text">
      <style:text-properties officeooo:rsid="011b1c62"/>
    </style:style>
    <style:style style:name="T446" style:family="text">
      <style:text-properties officeooo:rsid="00d63b95" fo:background-color="#ffff00" loext:char-shading-value="0"/>
    </style:style>
    <style:style style:name="T447" style:family="text">
      <style:text-properties officeooo:rsid="0127b881"/>
    </style:style>
    <style:style style:name="T448" style:family="text">
      <style:text-properties officeooo:rsid="012bbbfa"/>
    </style:style>
    <style:style style:name="T449" style:family="text">
      <style:text-properties officeooo:rsid="0131b5b0"/>
    </style:style>
    <style:style style:name="T450" style:family="text">
      <style:text-properties officeooo:rsid="01335dbe"/>
    </style:style>
    <style:style style:name="T451" style:family="text">
      <style:text-properties officeooo:rsid="0136ee03"/>
    </style:style>
    <style:style style:name="T452" style:family="text">
      <style:text-properties officeooo:rsid="013984f5"/>
    </style:style>
    <style:style style:name="T453" style:family="text">
      <style:text-properties officeooo:rsid="01533241"/>
    </style:style>
    <style:style style:name="T454" style:family="text">
      <style:text-properties officeooo:rsid="0157e171"/>
    </style:style>
    <style:style style:name="T455" style:family="text">
      <style:text-properties officeooo:rsid="015a96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indergarten Massaker</text:p>
      <text:p text:style-name="P1"/>
      <text:p text:style-name="P1"/>
      <text:p text:style-name="P1"/>
      <text:p text:style-name="P2">Pitch</text:p>
      <text:p text:style-name="P20"/>
      <text:p text:style-name="P38"><text:span text:style-name="T4"><text:tab/></text:span><text:span text:style-name="T339">P</text:span><text:span text:style-name="T4">eaceful Alien</text:span> <text:span text:style-name="T402">l</text:span>and<text:span text:style-name="T3">s</text:span> in a Kindergarten. Kids are coming from everywhere. More and more. They tend to surround the <text:span text:style-name="T3">Alien</text:span> <text:span text:style-name="T337">a</text:span><text:span text:style-name="T4">nd they want “blood”! </text:span><text:span text:style-name="T418">The </text:span><text:span text:style-name="T313">Alien</text:span> has to avoid <text:span text:style-name="T1">kids</text:span> in order to survive. Everything’s seen through a surveillance<text:span text:style-name="T313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0"/>
      <text:p text:style-name="P26"><text:tab/><text:span text:style-name="T301">The game will be a</text:span><text:span text:style-name="T20"> </text:span><text:span text:style-name="T23">Top Down Shooter</text:span><text:span text:style-name="T179"> in </text:span><text:span text:style-name="T20">2D pixel art</text:span><text:span text:style-name="T301"> </text:span><text:span text:style-name="T310">style</text:span><text:span text:style-name="T301">.</text:span></text:p>
      <text:p text:style-name="P21"/>
      <text:p text:style-name="P21"><text:tab/>The game will<text:span text:style-name="T277"> </text:span>be in <text:span text:style-name="T6">German</text:span> (just because the title rocks in German).</text:p>
      <text:p text:style-name="P21"/>
      <text:p text:style-name="P25"><text:tab/><text:span text:style-name="T30">1 player versus CPU</text:span><text:span text:style-name="T203">.</text:span></text:p>
      <text:p text:style-name="P21"/>
      <text:p text:style-name="P25"><text:tab/><text:span text:style-name="T35">1 difficulty level</text:span><text:span text:style-name="T203">.</text:span></text:p>
      <text:p text:style-name="P34"/>
      <text:p text:style-name="P34"><text:tab/><text:span text:style-name="T301">One</text:span> game last<text:span text:style-name="T308">s</text:span> <text:span text:style-name="T277">up to</text:span> <text:span text:style-name="T14">1 minute</text:span> (or a bit more <text:span text:style-name="T277">with luck as player will become “blind” at some point</text:span>). <text:span text:style-name="T340">As long as the Alien can survive, the game isn’t over but considering that </text:span><text:span text:style-name="T359">after </text:span><text:span text:style-name="T340">about 1 minute the screen </text:span><text:span text:style-name="T381">gets</text:span><text:span text:style-name="T340"> black, I don’t think the game will last very long </text:span><text:span text:style-name="T381">after that</text:span><text:span text:style-name="T340">...</text:span></text:p>
      <text:p text:style-name="P22"/>
      <text:p text:style-name="P22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56">.</text:span><text:span text:style-name="T316"> </text:span><text:span text:style-name="T335">We’ll give the length of the game but</text:span><text:span text:style-name="T252"> </text:span><text:span text:style-name="T253">(</text:span><text:span text:style-name="T252">if it doesn’t break the record, then</text:span><text:span text:style-name="T253">)</text:span><text:span text:style-name="T252"> </text:span><text:span text:style-name="T335">“</text:span><text:span text:style-name="T331">it’ll be lost for ever like tears in the rain!</text:span><text:span text:style-name="T335">” </text:span><text:span text:style-name="T352">This means that we’ll have to write something in a file on the computer… Is that a good idea (probably not) </text:span><text:span text:style-name="T354">but considering that there is now a lot to unlock in the game, it could be nice to not have to unlock everything every time</text:span><text:span text:style-name="T353">… </text:span></text:p>
      <text:p text:style-name="P22"/>
      <text:p text:style-name="P22"><text:tab/><text:span text:style-name="T19">Nothing to gather</text:span><text:span text:style-name="T277">: no bonus, </text:span><text:span text:style-name="T337">no health, </text:span><text:span text:style-name="T277">no money, no points, </text:span><text:span text:style-name="T301">no weapon, no armor, </text:span><text:span text:style-name="T277">no nothing!</text:span></text:p>
      <text:p text:style-name="P22"/>
      <text:p text:style-name="P22"><text:tab/><text:span text:style-name="T38">“</text:span><text:span text:style-name="T39">C</text:span><text:span text:style-name="T40">ontact” with</text:span><text:span text:style-name="T41"> </text:span><text:span text:style-name="T39">enemies</text:span><text:span text:style-name="T41"> </text:span><text:span text:style-name="T40">deals </text:span><text:span text:style-name="T39">no </text:span><text:span text:style-name="T40">damage, </text:span><text:span text:style-name="T42">only </text:span><text:span text:style-name="T43">physical attacks/</text:span><text:span text:style-name="T42">projectiles/</text:span><text:span text:style-name="T44">weapons</text:span><text:span text:style-name="T42"> do.</text:span></text:p>
      <text:p text:style-name="P22"/>
      <text:p text:style-name="P22"><text:span text:style-name="T61"><text:tab/></text:span><text:span text:style-name="T77">The Alien is invulnerable for the first </text:span><text:span text:style-name="T102">2</text:span><text:span text:style-name="T77"> seconds </text:span><text:span text:style-name="T85">of the game “</text:span><text:span text:style-name="T102">flashing” </text:span><text:span text:style-name="T54">white for 3 frames</text:span><text:span text:style-name="T77">!</text:span></text:p>
      <text:p text:style-name="P22"><text:span text:style-name="T77"><text:tab/></text:span><text:span text:style-name="T55">While invulnerable, the alien can’t use his talent…</text:span></text:p>
      <text:p text:style-name="P22"/>
      <text:p text:style-name="P130"><text:span text:style-name="T300"><text:tab/></text:span><text:span text:style-name="T446">Whenever mentioning a color, it as to be taken form the game’s palette!</text:span></text:p>
      <text:p text:style-name="P113"><text:span text:style-name="T404">The </text:span>Alien</text:p>
      <text:p text:style-name="P114"/>
      <text:p text:style-name="P54"><text:span text:style-name="T381">The</text:span> <text:span text:style-name="T381">A</text:span>lien<text:span text:style-name="T381">s</text:span> <text:span text:style-name="T381">have</text:span> <text:span text:style-name="T359">female </text:span>German old fashioned name<text:span text:style-name="T381">s</text:span>: <text:span text:style-name="T381">the player’s Alien is called </text:span><text:span text:style-name="T85">Brünhild</text:span><text:span text:style-name="T381">, the other one at the teleportation desk is called </text:span><text:span text:style-name="T85">Gudrun</text:span><text:span text:style-name="T254"> </text:span><text:span text:style-name="T259">and the Great Tependicular’s name is </text:span><text:span text:style-name="T109">Hildegard</text:span>!</text:p>
      <text:p text:style-name="P54"/>
      <text:p text:style-name="P128">When the Alien stays idle for at least 1 animation cycle (8 frames at 10fps), there’s 25% that at the last frame of the animation, then comes the Scratching animation making the Alien unable to do a single thing and so making theplayer to wait for the end of the scratching animation before being able to resume controling the Alien!</text:p>
      <text:p text:style-name="P35"/>
      <text:p text:style-name="P121"><text:span text:style-name="T182">The </text:span><text:span text:style-name="T191">A</text:span><text:span text:style-name="T181">lien </text:span><text:span text:style-name="T190">has</text:span><text:span text:style-name="T329"> 1000 hit points (HP)</text:span><text:span text:style-name="T181">.</text:span></text:p>
      <text:p text:style-name="P37"/>
      <text:p text:style-name="P43"><text:tab/><text:span text:style-name="T381">The</text:span><text:span text:style-name="T311"> Alien has</text:span><text:span text:style-name="T4"> </text:span><text:span text:style-name="T15">1</text:span><text:span text:style-name="T14"> defensive </text:span><text:span text:style-name="T20">skill</text:span><text:span text:style-name="T178"> </text:span><text:span text:style-name="T241">to choose</text:span>:</text:p>
      <text:p text:style-name="P37"/>
      <text:p text:style-name="P39"><text:tab/>- <text:span text:style-name="T14">Random teleportation</text:span><text:span text:style-name="T217"> </text:span><text:span text:style-name="T225">(</text:span><text:span text:style-name="T385">cooldown: </text:span><text:span text:style-name="T389">10</text:span><text:span text:style-name="T385"> seconds</text:span><text:span text:style-name="T225">). </text:span><text:span text:style-name="T256">Available teleportation points are defined in the Background.tscn. </text:span><text:span text:style-name="T346">Uses TELEPORT fx.</text:span></text:p>
      <text:p text:style-name="P45"><text:tab/>- <text:span text:style-name="T14">Dash</text:span> <text:span text:style-name="T2">(</text:span><text:span text:style-name="T280">pass through </text:span><text:span text:style-name="T278">kids and attacks</text:span><text:span text:style-name="T226"> – </text:span><text:span text:style-name="T385">cooldown: 15 seconds</text:span><text:span text:style-name="T2">).</text:span><text:span text:style-name="T256"> </text:span><text:span text:style-name="T346">Uses DASH fx.</text:span></text:p>
      <text:p text:style-name="P45"><text:tab/>- <text:span text:style-name="T14">Repulsive </text:span><text:span text:style-name="T16">explosion</text:span><text:span text:style-name="T154"> </text:span><text:span text:style-name="T155">(repulsive effect </text:span><text:span text:style-name="T274">(50 pixels) </text:span><text:span text:style-name="T156">only on kids </text:span><text:span text:style-name="T154">–</text:span><text:span text:style-name="T156"> </text:span><text:span text:style-name="T158">not the </text:span><text:span text:style-name="T171">ranged </text:span><text:span text:style-name="T158">attacks </text:span><text:span text:style-name="T176">nor the vomit puddles</text:span><text:span text:style-name="T226"> – </text:span><text:span text:style-name="T385">cooldown: 10 seconds</text:span><text:span text:style-name="T155">).</text:span><text:span text:style-name="T256"> </text:span><text:span text:style-name="T346">Uses EXPLOSION fx.</text:span></text:p>
      <text:p text:style-name="P45"><text:tab/>- <text:span text:style-name="T14">Freezing </text:span><text:span text:style-name="T65">shockwave</text:span><text:span text:style-name="T17"> </text:span><text:span text:style-name="T155">(</text:span><text:span text:style-name="T166">Freezes nearby enemies for </text:span><text:span text:style-name="T167">4</text:span><text:span text:style-name="T166"> seconds</text:span><text:span text:style-name="T226"> </text:span><text:span text:style-name="T227">–</text:span><text:span text:style-name="T226"> </text:span><text:span text:style-name="T158">not the </text:span><text:span text:style-name="T171">ranged attacks </text:span><text:span text:style-name="T176">nor the vomit puddles</text:span><text:span text:style-name="T226"> – </text:span><text:span text:style-name="T385">cooldown: 15 seconds</text:span><text:span text:style-name="T155">).</text:span><text:span text:style-name="T256"> </text:span><text:span text:style-name="T346">Uses FREEZING fx.</text:span></text:p>
      <text:p text:style-name="P48"><text:tab/>- <text:span text:style-name="T18">Quick r</text:span><text:span text:style-name="T17">unner </text:span><text:span text:style-name="T155">(</text:span><text:span text:style-name="T245">runs</text:span><text:span text:style-name="T224"> 2</text:span><text:span text:style-name="T240">0</text:span><text:span text:style-name="T224">% faster – </text:span><text:span text:style-name="T387">permanent</text:span><text:span text:style-name="T155">).</text:span><text:span text:style-name="T236"> </text:span><text:span text:style-name="T347">Uses NO fx.</text:span></text:p>
      <text:p text:style-name="P45"><text:tab/>- <text:span text:style-name="T16">Force </text:span><text:span text:style-name="T65">f</text:span><text:span text:style-name="T16">ield</text:span><text:span text:style-name="T154"> </text:span><text:span text:style-name="T155">(repulsive effect </text:span><text:span text:style-name="T223">for </text:span><text:span text:style-name="T224">6</text:span><text:span text:style-name="T223"> seconds</text:span><text:span text:style-name="T156"> on </text:span><text:span text:style-name="T170">ranged attacks</text:span><text:span text:style-name="T226"> – </text:span><text:span text:style-name="T385">cooldown: </text:span><text:span text:style-name="T390">10</text:span><text:span text:style-name="T385"> seconds</text:span><text:span text:style-name="T155">).</text:span><text:span text:style-name="T256"> </text:span><text:span text:style-name="T346">Uses FORCE</text:span><text:span text:style-name="T350">_</text:span><text:span text:style-name="T346">FIELD fx.</text:span></text:p>
      <text:p text:style-name="P45"><text:tab/>- <text:span text:style-name="T16">Time stop </text:span><text:span text:style-name="T155">(affects </text:span><text:span text:style-name="T166">everything </text:span><text:span text:style-name="T250">(except </text:span><text:span text:style-name="T251">the Alien</text:span><text:span text:style-name="T250">)</text:span><text:span text:style-name="T166"> for 3 seconds</text:span><text:span text:style-name="T226"> – </text:span><text:span text:style-name="T385">cooldown: 20 seconds</text:span><text:span text:style-name="T156">). </text:span><text:span text:style-name="T236"><text:s/></text:span><text:span text:style-name="T347">Uses TIME</text:span><text:span text:style-name="T348">_</text:span><text:span text:style-name="T347">STOP fx.</text:span></text:p>
      <text:p text:style-name="P46"><text:tab/>- <text:span text:style-name="T18">Mirror images</text:span><text:span text:style-name="T152"> (</text:span><text:span text:style-name="T286">3</text:span><text:span text:style-name="T279"> </text:span><text:span text:style-name="T287">i</text:span><text:span text:style-name="T286">nvulnerable </text:span><text:span text:style-name="T284">copies </text:span><text:span text:style-name="T287">of the Alien</text:span><text:span text:style-name="T152"> </text:span><text:span text:style-name="T415">appear (“flashing” </text:span><text:span text:style-name="T441">white</text:span><text:span text:style-name="T415"> for 3 frames) and </text:span><text:span text:style-name="T152">start </text:span><text:span text:style-name="T380">running</text:span><text:span text:style-name="T152"> in random directions </text:span><text:span text:style-name="T441">(</text:span><text:span text:style-name="T296">movement collisions apply</text:span><text:span text:style-name="T441">)</text:span><text:span text:style-name="T152"> from the player attracting clos</text:span><text:span text:style-name="T441">e enough </text:span><text:span text:style-name="T152">kids for </text:span><text:span text:style-name="T283">3</text:span><text:span text:style-name="T279"> seconds</text:span><text:span text:style-name="T298"> </text:span><text:span text:style-name="T299">then disappear</text:span><text:span text:style-name="T226"> </text:span><text:span text:style-name="T229">(“flashing” </text:span><text:span text:style-name="T238">white</text:span><text:span text:style-name="T229"> for 3 frames) </text:span><text:span text:style-name="T226">– </text:span><text:span text:style-name="T385">cooldown: 1</text:span><text:span text:style-name="T388">5</text:span><text:span text:style-name="T385"> seconds</text:span><text:span text:style-name="T152">).</text:span><text:span text:style-name="T236"> </text:span><text:span text:style-name="T172">If hit by an attack, the mirror image disappears instantly</text:span><text:span text:style-name="T238"> </text:span><text:span text:style-name="T229">(“flashing” </text:span><text:span text:style-name="T238">white</text:span><text:span text:style-name="T229"> for 3 frames)</text:span><text:span text:style-name="T238">. </text:span><text:span text:style-name="T347">Uses MIRROR</text:span><text:span text:style-name="T348">_</text:span><text:span text:style-name="T347">IMAGES fx.</text:span></text:p>
      <text:p text:style-name="P45"><text:tab/>- <text:span text:style-name="T24">Dodger</text:span><text:span text:style-name="T304"> (hit box </text:span><text:span text:style-name="T338">size </text:span><text:span text:style-name="T304">reduced</text:span><text:span text:style-name="T155"> </text:span><text:span text:style-name="T224">by 2</text:span><text:span text:style-name="T240">0</text:span><text:span text:style-name="T224">% </text:span><text:span text:style-name="T155">– </text:span><text:span text:style-name="T386">permanent</text:span><text:span text:style-name="T304">).</text:span><text:span text:style-name="T236"> </text:span><text:span text:style-name="T347">Uses NO fx.</text:span></text:p>
      <text:p text:style-name="P46"><text:tab/>- <text:span text:style-name="T24">Invisible</text:span><text:span text:style-name="T304"> (makes </text:span><text:span text:style-name="T281">enemies go away </text:span><text:span text:style-name="T285">as if the Alien wasn’t here</text:span><text:span text:style-name="T304"> for </text:span><text:span text:style-name="T413">4</text:span><text:span text:style-name="T304"> seconds</text:span><text:span text:style-name="T226"> </text:span><text:span text:style-name="T234">but can take damages </text:span><text:span text:style-name="T238">and movement collisions apply)</text:span><text:span text:style-name="T226">– </text:span><text:span text:style-name="T385">cooldown: </text:span><text:span text:style-name="T388">20</text:span><text:span text:style-name="T385"> seconds</text:span><text:span text:style-name="T304">).</text:span><text:span text:style-name="T236"> </text:span><text:span text:style-name="T347">Uses INVISIBLE fx.</text:span></text:p>
      <text:p text:style-name="P45"><text:tab/>- <text:span text:style-name="T24">Shield</text:span><text:span text:style-name="T304"> (</text:span><text:span text:style-name="T282">invulnerable to </text:span><text:span text:style-name="T288">hand-to-hand</text:span><text:span text:style-name="T285"> </text:span><text:span text:style-name="T282">attack</text:span><text:span text:style-name="T288">s</text:span><text:span text:style-name="T285"> for </text:span><text:span text:style-name="T289">3</text:span><text:span text:style-name="T285"> seconds</text:span><text:span text:style-name="T226"> – </text:span><text:span text:style-name="T385">cooldown: 10 seconds</text:span><text:span text:style-name="T304">).</text:span><text:span text:style-name="T236"> </text:span><text:span text:style-name="T347">Uses SHIELD fx.</text:span></text:p>
      <text:p text:style-name="P55"><text:soft-page-break/><text:tab/>- <text:span text:style-name="T14">Second life</text:span> (restart with <text:span text:style-name="T382">300 HP</text:span> from where the <text:span text:style-name="T415">Alien</text:span><text:span text:style-name="T374"> died – </text:span><text:span text:style-name="T391">only 1 time</text:span>). <text:span text:style-name="T418"><text:s/>The alien stays dead for 2 seconds then revive</text:span><text:span text:style-name="T437">s </text:span><text:span text:style-name="T455">instantly (Idle)</text:span><text:span text:style-name="T437">, </text:span><text:span text:style-name="T440">quickly</text:span><text:span text:style-name="T418"> “flashing” </text:span><text:span text:style-name="T441">white</text:span><text:span text:style-name="T418"> for 1 </text:span><text:span text:style-name="T437">second (invulnerab</text:span><text:span text:style-name="T441">le</text:span><text:span text:style-name="T437"> at restart </text:span><text:span text:style-name="T441">for 1 second</text:span><text:span text:style-name="T437">)</text:span><text:span text:style-name="T418">. </text:span><text:span text:style-name="T455">So </text:span><text:span text:style-name="T133">n</text:span><text:span text:style-name="T103">o teleportation at the restart</text:span><text:span text:style-name="T418">. </text:span><text:span text:style-name="T455">W</text:span><text:span text:style-name="T448">hen </text:span><text:span text:style-name="T453">the Alien’s dead</text:span><text:span text:style-name="T448">, kids won’t care anymore for the body and resume their lives (running, going idle, waving at each other…) and the teacher will go checkin</text:span><text:span text:style-name="T453">g</text:span><text:span text:style-name="T448">, running, etc… Until the Alien revives!</text:span></text:p>
      <text:p text:style-name="P45"><text:tab/>- <text:span text:style-name="T24">Healthy</text:span><text:span text:style-name="T304"> (</text:span><text:span text:style-name="T338">2</text:span><text:span text:style-name="T379">0</text:span><text:span text:style-name="T338">% </text:span><text:span text:style-name="T304">more hit points – </text:span><text:span text:style-name="T384">permanent</text:span><text:span text:style-name="T304">).</text:span><text:span text:style-name="T236"> </text:span><text:span text:style-name="T347">Uses NO fx.</text:span></text:p>
      <text:p text:style-name="P45"><text:tab/>- <text:span text:style-name="T25">Regeneration</text:span><text:span text:style-name="T305"> (</text:span><text:span text:style-name="T382">5</text:span><text:span text:style-name="T378"> hp per second – </text:span><text:span text:style-name="T383">permanent</text:span><text:span text:style-name="T305">).</text:span><text:span text:style-name="T236"> </text:span><text:span text:style-name="T347">Uses NO fx.</text:span></text:p>
      <text:p text:style-name="P45"><text:tab/>- <text:span text:style-name="T26">Hand to hand </text:span><text:span text:style-name="T81">specialist</text:span><text:span text:style-name="T306"> (50% damage from short range but 200% damage from long range – </text:span><text:span text:style-name="T384">permanent</text:span><text:span text:style-name="T306">).</text:span><text:span text:style-name="T236"> </text:span><text:span text:style-name="T347">Uses NO fx.</text:span></text:p>
      <text:p text:style-name="P45"><text:tab/>- <text:span text:style-name="T26">Ranged </text:span><text:span text:style-name="T33">fighting </text:span><text:span text:style-name="T81">expert</text:span><text:span text:style-name="T306"> (50% damage from long range but 200% damage from short range – </text:span><text:span text:style-name="T384">permanent</text:span><text:span text:style-name="T306">).</text:span><text:span text:style-name="T236"> </text:span><text:span text:style-name="T347">Uses NO fx.</text:span></text:p>
      <text:p text:style-name="P45"><text:tab/>- <text:span text:style-name="T7">None!</text:span><text:span text:style-name="T236"> </text:span><text:span text:style-name="T347">Uses NO fx.</text:span></text:p>
      <text:p text:style-name="P45"><text:span text:style-name="T423"><text:tab/>- </text:span><text:span text:style-name="T105">Der Techniker</text:span><text:span text:style-name="T423"> </text:span><text:span text:style-name="T436">The technician </text:span><text:span text:style-name="T423">(</text:span><text:span text:style-name="T424">hidden talent to unlock (</text:span><text:span text:style-name="T410">see condition </text:span><text:span text:style-name="T411">at the end</text:span><text:span text:style-name="T424">)</text:span><text:span text:style-name="T374"> – </text:span><text:span text:style-name="T391">only 1 time</text:span><text:span text:style-name="T423">).</text:span><text:span text:style-name="T418"> </text:span><text:span text:style-name="T424">Resets the game overlay shader values </text:span><text:span text:style-name="T431">(and restart</text:span><text:span text:style-name="T436">s</text:span><text:span text:style-name="T431"> its animation!)</text:span><text:span text:style-name="T440">. </text:span><text:span text:style-name="T430">This allows a longer game leading to more kids… </text:span><text:span text:style-name="T116">Once the screen start</text:span><text:span text:style-name="T118">s</text:span><text:span text:style-name="T116"> shut</text:span><text:span text:style-name="T130">t</text:span><text:span text:style-name="T116">ing down, you can’t use that talent, </text:span><text:span text:style-name="T131">it’s too late</text:span><text:span text:style-name="T440">.</text:span><text:span text:style-name="T236"> </text:span><text:span text:style-name="T347">Uses TECHNIKER fx.</text:span></text:p>
      <text:p text:style-name="P44"><text:span text:style-name="T423"><text:tab/>- </text:span><text:span text:style-name="T112">Zufällig… </text:span><text:span text:style-name="T436">H</text:span><text:span text:style-name="T424">idden “talent” to unlock (</text:span><text:span text:style-name="T410">see condition </text:span><text:span text:style-name="T411">at the end</text:span><text:span text:style-name="T423">).</text:span><text:span text:style-name="T418"> </text:span><text:span text:style-name="T435">A random talent </text:span><text:span text:style-name="T453">(</text:span><text:span text:style-name="T58">except Zufällig!</text:span><text:span text:style-name="T453">) </text:span><text:span text:style-name="T435">is selected at game launch</text:span><text:span text:style-name="T430">… </text:span><text:span text:style-name="T436">The player won’t know which one has been selected until </text:span><text:span text:style-name="T441">using it (if not permanent)</text:span><text:span text:style-name="T436">.</text:span></text:p>
      <text:p text:style-name="P45"><text:tab/>- <text:span text:style-name="T113">Kotz</text:span><text:span text:style-name="T14">sicher</text:span><text:span text:style-name="T436"> “Vomit-proof” (the alien can walk through vomit suffering </text:span><text:span text:style-name="T437">only 50% of damages</text:span><text:span text:style-name="T436"> </text:span><text:span text:style-name="T374">–</text:span><text:span text:style-name="T436"> </text:span><text:span text:style-name="T384">permanent</text:span><text:span text:style-name="T436">).</text:span><text:span text:style-name="T424"> (</text:span><text:span text:style-name="T410">see condition </text:span><text:span text:style-name="T411">at the end</text:span><text:span text:style-name="T423">)</text:span><text:span text:style-name="T236"> </text:span><text:span text:style-name="T347">Uses NO fx.</text:span></text:p>
      <text:p text:style-name="P45"><text:tab/>- <text:span text:style-name="T114">Bullet time</text:span><text:span text:style-name="T437"> (everything except the Alien is slowed down by 50% for 3 seconds</text:span><text:span text:style-name="T229"> </text:span><text:span text:style-name="T226">– </text:span><text:span text:style-name="T385">cooldown: 1</text:span><text:span text:style-name="T388">5</text:span><text:span text:style-name="T385"> seconds</text:span><text:span text:style-name="T437">).</text:span><text:span text:style-name="T424"> (</text:span><text:span text:style-name="T410">see condition </text:span><text:span text:style-name="T411">at the end</text:span><text:span text:style-name="T423">). </text:span><text:span text:style-name="T321">Uses BULLET_TIME </text:span><text:span text:style-name="T349">“</text:span><text:span text:style-name="T346">Almost” </text:span><text:span text:style-name="T350">as</text:span><text:span text:style-name="T346"> MIRROR IMAGES fx!</text:span></text:p>
      <text:p text:style-name="P47"><text:tab/>- <text:span text:style-name="T115">Geist</text:span><text:span text:style-name="T438"> (the Alien takes no damage and can pass through enemies for 4 seconds – </text:span><text:span text:style-name="T392">cooldown: 20 seconds</text:span><text:span text:style-name="T438">).</text:span><text:span text:style-name="T424"> (</text:span><text:span text:style-name="T410">see condition </text:span><text:span text:style-name="T411">at the end</text:span><text:span text:style-name="T423">). </text:span><text:span text:style-name="T321">Uses GEIST </text:span><text:span text:style-name="T322">(</text:span><text:span text:style-name="T349">“</text:span><text:span text:style-name="T346">Almost” </text:span><text:span text:style-name="T350">as</text:span><text:span text:style-name="T346"> INVISIBLE fx but flashes white instead of being transparent</text:span><text:span text:style-name="T351">)</text:span><text:span text:style-name="T346">!</text:span></text:p>
      <text:p text:style-name="P41"/>
      <text:p text:style-name="P42"><text:span text:style-name="T241"><text:tab/></text:span><text:span text:style-name="T256">Shaders are </text:span><text:span text:style-name="T104">never</text:span><text:span text:style-name="T256"> affected by talents </text:span><text:span text:style-name="T257">(except </text:span><text:span text:style-name="T266">by</text:span><text:span text:style-name="T257"> </text:span><text:span text:style-name="T258">Der Techniker</text:span><text:span text:style-name="T257">)</text:span><text:span text:style-name="T256">!</text:span></text:p>
      <text:p text:style-name="P37"/>
      <text:p text:style-name="P37"><text:tab/><text:span text:style-name="T31">S</text:span><text:span text:style-name="T27">kill cooldown is shown by the sprite outline color</text:span><text:span text:style-name="T211"> </text:span><text:span text:style-name="T209">(red means not ready)</text:span><text:span text:style-name="T307">.</text:span></text:p>
      <text:p text:style-name="P40"><text:tab/><text:span text:style-name="T67">No HP shown on screen </text:span><text:span text:style-name="T317">(</text:span><text:span text:style-name="T319">we’ll eventually show that also with the outline turning blue</text:span><text:span text:style-name="T320"> – cooldown (red)+HP(blue)=violet!</text:span><text:span text:style-name="T317">)</text:span><text:span text:style-name="T358">.</text:span></text:p>
      <text:p text:style-name="P40"><text:tab/><text:span text:style-name="T107">When hit, the Alien flashes white </text:span><text:span text:style-name="T101">for 3 frames</text:span><text:span text:style-name="T107">.</text:span></text:p>
      <text:p text:style-name="P31"><text:tab/><text:span text:style-name="T6">Each</text:span> <text:span text:style-name="T31">skill</text:span><text:span text:style-name="T14"> has </text:span><text:span text:style-name="T60">its own</text:span><text:span text:style-name="T14"> cooldown</text:span> (<text:span text:style-name="T277">duration</text:span> depending on the <text:span text:style-name="T301">skill </text:span><text:span text:style-name="T418">as seen above</text:span>).</text:p>
      <text:p text:style-name="P37"/>
      <text:p text:style-name="P140"/>
      <text:p text:style-name="P4">Enemies</text:p>
      <text:p text:style-name="P58"/>
      <text:p text:style-name="P58">- <text:span text:style-name="T21">Throwing </text:span><text:span text:style-name="T27">B</text:span><text:span text:style-name="T21">ooger </text:span><text:span text:style-name="T27">K</text:span><text:span text:style-name="T21">ids</text:span><text:span text:style-name="T302"> (</text:span><text:span text:style-name="T329">slow </text:span><text:span text:style-name="T302">medium ranged explosives </text:span><text:span text:style-name="T307">with small effect area</text:span><text:span text:style-name="T302">):</text:span></text:p>
      <text:p text:style-name="P58"><text:tab/><text:span text:style-name="T329">Alien loses </text:span><text:span text:style-name="T69">1</text:span><text:span text:style-name="T33">00 </text:span><text:span text:style-name="T59">HP</text:span><text:span text:style-name="T329"> when hit. </text:span><text:span text:style-name="T292">Only deals damage after exploding on the ground!</text:span></text:p>
      <text:p text:style-name="P58"><text:span text:style-name="T426"><text:tab/></text:span><text:span text:style-name="T441">While in the air, it isn’t stopped by kids, teacher nor alien.</text:span></text:p>
      <text:p text:style-name="P58"/>
      <text:p text:style-name="P58">- <text:span text:style-name="T21">Spitting </text:span><text:span text:style-name="T27">K</text:span><text:span text:style-name="T21">ids</text:span><text:span text:style-name="T302"> (</text:span><text:span text:style-name="T329">quick s</text:span><text:span text:style-name="T326">hort </text:span><text:span text:style-name="T302">ranged </text:span><text:span text:style-name="T403">projectile</text:span><text:span text:style-name="T302">).</text:span></text:p>
      <text:p text:style-name="P59"><text:tab/><text:span text:style-name="T329">Alien loses </text:span><text:span text:style-name="T69">5</text:span><text:span text:style-name="T64">0</text:span><text:span text:style-name="T33"> </text:span><text:span text:style-name="T59">HP</text:span><text:span text:style-name="T329"> when hit. </text:span><text:span text:style-name="T426">Disappear</text:span><text:span text:style-name="T441">s</text:span><text:span text:style-name="T426"> before hitting ground (at the end of the animation).</text:span></text:p>
      <text:p text:style-name="P59"/>
      <text:p text:style-name="P58">- <text:span text:style-name="T21">Kids </text:span><text:span text:style-name="T27">W</text:span><text:span text:style-name="T21">ith </text:span><text:span text:style-name="T27">S</text:span><text:span text:style-name="T21">ticks</text:span><text:span text:style-name="T302"> (</text:span><text:span text:style-name="T329">very quick </text:span><text:span text:style-name="T314">hand to hand</text:span><text:span text:style-name="T302"> attack).</text:span></text:p>
      <text:p text:style-name="P59"><text:tab/><text:span text:style-name="T329">Alien loses </text:span><text:span text:style-name="T69">25</text:span><text:span text:style-name="T33"> </text:span><text:span text:style-name="T59">HP</text:span><text:span text:style-name="T329"> when hit.</text:span></text:p>
      <text:p text:style-name="P59"/>
      <text:p text:style-name="P60">- <text:span text:style-name="T65">Crying </text:span><text:span text:style-name="T28">Kids</text:span><text:span text:style-name="T309"> </text:span><text:span text:style-name="T341">run randomly then stop to cry</text:span><text:span text:style-name="T309">. </text:span><text:span text:style-name="T341">If the Alien is close enough, </text:span><text:span text:style-name="T418">that kid will try to </text:span><text:span text:style-name="T341">kick him. </text:span><text:span text:style-name="T418">Then r</text:span><text:span text:style-name="T344">esume </text:span><text:span text:style-name="T418">his </text:span><text:span text:style-name="T344">routine.</text:span></text:p>
      <text:p text:style-name="P60"><text:tab/><text:span text:style-name="T329">Alien loses </text:span><text:span text:style-name="T69">75</text:span><text:span text:style-name="T33"> </text:span><text:span text:style-name="T59">HP</text:span><text:span text:style-name="T329"> </text:span><text:span text:style-name="T344">when hit</text:span><text:span text:style-name="T330">.</text:span></text:p>
      <text:p text:style-name="P59"/>
      <text:p text:style-name="P58">- <text:span text:style-name="T27">Vomiting </text:span><text:span text:style-name="T28">K</text:span><text:span text:style-name="T27">ids</text:span><text:span text:style-name="T307"> (attack with large effect area). </text:span><text:span text:style-name="T454">Running</text:span><text:span text:style-name="T344"> then vomiting somewhere there’</text:span><text:span text:style-name="T418">s enough</text:span><text:span text:style-name="T344"> space for the puddle, then resuming… The vomit puddle generate an area that everybody’s running away from. </text:span><text:span text:style-name="T441">As soon as the kid starts vomiting, the area is locked for the teacher and other kids to avoid it. </text:span><text:span text:style-name="T448">Sometimes (</text:span><text:span text:style-name="T13">50%</text:span><text:span text:style-name="T448">), he will run then stop (Idle) then resume </text:span><text:span text:style-name="T454">running</text:span><text:span text:style-name="T448"> </text:span><text:span text:style-name="T124">without vomiting</text:span><text:span text:style-name="T448">...</text:span></text:p>
      <text:p text:style-name="P60"><text:tab/><text:span text:style-name="T329">Alien loses </text:span><text:span text:style-name="T33">5</text:span><text:span text:style-name="T64">0</text:span><text:span text:style-name="T33"> </text:span><text:span text:style-name="T59">HP per second</text:span><text:span text:style-name="T329"> when walking in the vomit puddle until exiting it. </text:span><text:span text:style-name="T330">He also takes decreasing damage</text:span><text:span text:style-name="T344"> </text:span><text:span text:style-name="T330">for up to 2 seconds </text:span><text:span text:style-name="T344">(</text:span><text:span text:style-name="T103">35</text:span><text:span text:style-name="T66">HP </text:span><text:span text:style-name="T69">the first second</text:span><text:span text:style-name="T66">, then 1</text:span><text:span text:style-name="T103">5</text:span><text:span text:style-name="T66">HP </text:span><text:span text:style-name="T118">the next one</text:span><text:span text:style-name="T344">) </text:span><text:span text:style-name="T330">after exiting the area. </text:span><text:span text:style-name="T111">Alien becomes </text:span><text:span text:style-name="T118">green</text:span><text:span text:style-name="T111"> (except outline) until he exits the vomit puddle</text:span><text:span text:style-name="T434">.</text:span></text:p>
      <text:p text:style-name="P58"/>
      <text:p text:style-name="P64">- <text:span text:style-name="T22">T</text:span><text:span text:style-name="T69">he t</text:span><text:span text:style-name="T14">eacher </text:span><text:span text:style-name="T396">(see </text:span><text:span text:style-name="T397">*1 </text:span><text:span text:style-name="T396">below)</text:span><text:span text:style-name="T318"> </text:span><text:span text:style-name="T255">running </text:span><text:span text:style-name="T153">randomly </text:span><text:span text:style-name="T267">then stops looking around then resumes</text:span><text:span text:style-name="T153">.</text:span> <text:span text:style-name="T361">When </text:span><text:span text:style-name="T447">seeing</text:span><text:span text:style-name="T303"> the Alien</text:span><text:span text:style-name="T447">, she runs toward the situation, aiming at a point ahead of the Alien. Then she </text:span><text:span text:style-name="T418">tries</text:span> to stop the mess <text:span text:style-name="T447">by saying “no” to the Alien.</text:span></text:p>
      <text:p text:style-name="P58"/>
      <text:p text:style-name="P68">----------</text:p>
      <text:p text:style-name="P58"/>
      <text:p text:style-name="P73">About “IA”, above is a <text:span text:style-name="T409">basic</text:span> description of the enemy behaviors. In the Pac-Man game, one ghost aims at Pac-Man, another aims ahead of Pac-Man, the third has a random behavior and the fourth ghost tries <text:span text:style-name="T409">to reach Pac-Man when close enough</text:span>. <text:span text:style-name="T409">More or less. Maybe we could be inspired by these ideas for our kids.</text:span></text:p>
      <text:p text:style-name="P116">Technically</text:p>
      <text:p text:style-name="P115"/>
      <text:p text:style-name="P117"><text:span text:style-name="T297"><text:tab/></text:span><text:span text:style-name="T135">Animations at </text:span><text:span text:style-name="T136">10fps</text:span><text:span text:style-name="T342">.</text:span></text:p>
      <text:p text:style-name="P52"/>
      <text:p text:style-name="P51"><text:tab/><text:span text:style-name="T153">Every game</text:span><text:span text:style-name="T5"> </text:span><text:span text:style-name="T14">starts from a random point in the area</text:span><text:span text:style-name="T5">. </text:span><text:span text:style-name="T256">available s</text:span><text:span text:style-name="T153">pawning points </text:span><text:span text:style-name="T256">are</text:span><text:span text:style-name="T153"> established before hand </text:span><text:span text:style-name="T256">(in Background.tscn)</text:span><text:span text:style-name="T153">.</text:span></text:p>
      <text:p text:style-name="P51"/>
      <text:p text:style-name="P51"><text:tab/><text:span text:style-name="T34">Camera bug </text:span><text:span text:style-name="T62">effects</text:span><text:span text:style-name="T34"> </text:span><text:span text:style-name="T69">constantly evolve</text:span><text:span text:style-name="T34"> </text:span><text:span text:style-name="T79">up to the max </text:span><text:span text:style-name="T84">after 1 minute</text:span><text:span text:style-name="T377"> </text:span><text:span text:style-name="T362">and</text:span><text:span text:style-name="T312"> </text:span><text:span text:style-name="T34">the last effect (screen shutdown) always happen</text:span><text:span text:style-name="T73">s</text:span><text:span text:style-name="T34"> just after </text:span><text:span text:style-name="T118">that</text:span><text:span text:style-name="T69">… </text:span><text:span text:style-name="T79">But the game still goes on </text:span><text:span text:style-name="T118">and the shader still applies. It’s just “stuck” at the maximum effect reached at the end of the animation</text:span><text:span text:style-name="T79">!</text:span></text:p>
      <text:p text:style-name="P36"/>
      <text:p text:style-name="P30"><text:tab/><text:span text:style-name="T29">A</text:span><text:span text:style-name="T14">lien</text:span> <text:span text:style-name="T314">and </text:span><text:span text:style-name="T37">Enemies</text:span><text:span text:style-name="T314"> </text:span><text:span text:style-name="T328">have</text:span> <text:span text:style-name="T37">8</text:span><text:span text:style-name="T14"> </text:span><text:span text:style-name="T32">action </text:span><text:span text:style-name="T14">direction</text:span><text:span text:style-name="T32">s</text:span><text:span text:style-name="T178">.</text:span></text:p>
      <text:p text:style-name="P109"/>
      <text:p text:style-name="P24"><text:span text:style-name="T178"><text:tab/></text:span><text:span text:style-name="T206">A</text:span><text:span text:style-name="T159">lien animations:</text:span></text:p>
      <text:p text:style-name="P23"><text:span text:style-name="T36"><text:tab/>8</text:span><text:span text:style-name="T35"> Move </text:span><text:span text:style-name="T65">(run) </text:span><text:span text:style-name="T35">direction</text:span><text:span text:style-name="T31">s</text:span></text:p>
      <text:p text:style-name="P23"><text:span text:style-name="T36"><text:tab/>8</text:span><text:span text:style-name="T345"> </text:span><text:span text:style-name="T35">Idle direction</text:span><text:span text:style-name="T31">s</text:span></text:p>
      <text:p text:style-name="P23"><text:span text:style-name="T31"><text:tab/></text:span><text:span text:style-name="T37">8 </text:span><text:span text:style-name="T32">G</text:span><text:span text:style-name="T37">etting </text:span><text:span text:style-name="T32">H</text:span><text:span text:style-name="T37">it directions</text:span></text:p>
      <text:p text:style-name="P23"><text:span text:style-name="T36"><text:tab/></text:span><text:span text:style-name="T144">8</text:span><text:span text:style-name="T145"> </text:span><text:span text:style-name="T146">D</text:span><text:span text:style-name="T145">eath </text:span><text:span text:style-name="T146">D</text:span><text:span text:style-name="T145">irection</text:span><text:span text:style-name="T147">s </text:span><text:span text:style-name="T264">(needed for second life talent)</text:span></text:p>
      <text:p text:style-name="P23"><text:span text:style-name="T264"><text:tab/></text:span><text:span text:style-name="T148">8 Scratching ass Directions</text:span><text:span text:style-name="T265"> (animation matches the Idle animation in order to play them one after the other “perfectly”)</text:span></text:p>
      <text:p text:style-name="P110"/>
      <text:p text:style-name="P24"><text:span text:style-name="T202"><text:tab/></text:span><text:span text:style-name="T163">Enemies </text:span><text:span text:style-name="T165">(kids) </text:span><text:span text:style-name="T163">animations</text:span><text:span text:style-name="T159">:</text:span></text:p>
      <text:p text:style-name="P28"><text:span text:style-name="T201"><text:tab/></text:span><text:span text:style-name="T31">8 move </text:span><text:span text:style-name="T72">(run) </text:span><text:span text:style-name="T31">directions</text:span></text:p>
      <text:p text:style-name="P119"><text:tab/>8 attack directions</text:p>
      <text:p text:style-name="P119"><text:tab/>8 Idle directions</text:p>
      <text:p text:style-name="P118"><text:span text:style-name="T5"><text:tab/>8 </text:span><text:span text:style-name="T137">waving</text:span><text:span text:style-name="T5"> directions </text:span><text:span text:style-name="T183">(when two kids face each other </text:span><text:span text:style-name="T195">and only in this case</text:span><text:span text:style-name="T183">, they </text:span><text:span text:style-name="T184">forget about the Alien and </text:span><text:span text:style-name="T183">stop </text:span><text:span text:style-name="T184">running</text:span><text:span text:style-name="T183"> then wave at each other </text:span><text:span text:style-name="T184">for a couple of seconds </text:span><text:span text:style-name="T183">then resume moving)</text:span><text:span text:style-name="T137"> – </text:span><text:span text:style-name="T138">only </text:span><text:span text:style-name="T139">throwing booger </text:span><text:span text:style-name="T140">kids</text:span><text:span text:style-name="T139">, spitting </text:span><text:span text:style-name="T140">kids, </text:span><text:span text:style-name="T141">crying kids and</text:span><text:span text:style-name="T139"> </text:span><text:span text:style-name="T138">kids </text:span><text:span text:style-name="T139">with sticks</text:span><text:span text:style-name="T142">.</text:span></text:p>
      <text:p text:style-name="P29"/>
      <text:p text:style-name="P30"><text:span text:style-name="T210"><text:tab/></text:span><text:span text:style-name="T164">Teacher </text:span><text:span text:style-name="T163">animations</text:span><text:span text:style-name="T159">:</text:span></text:p>
      <text:p text:style-name="P30"><text:span text:style-name="T228"><text:tab/></text:span><text:span text:style-name="T93">8 </text:span><text:span text:style-name="T96">(</text:span><text:span text:style-name="T97">i</text:span><text:span text:style-name="T93">dle/</text:span><text:span text:style-name="T96">)</text:span><text:span text:style-name="T97">c</text:span><text:span text:style-name="T94">hecking</text:span><text:span text:style-name="T93"> directions</text:span></text:p>
      <text:p text:style-name="P27"><text:span text:style-name="T215"><text:tab/></text:span><text:span text:style-name="T31">8 </text:span><text:span text:style-name="T70">run</text:span><text:span text:style-name="T31"> directions</text:span></text:p>
      <text:p text:style-name="P53"><text:span text:style-name="T153"><text:tab/></text:span><text:span text:style-name="T31">8 “</text:span><text:span text:style-name="T70">stop fighting”</text:span><text:span text:style-name="T31"> directions</text:span></text:p>
      <text:p text:style-name="P120"><text:tab/></text:p>
      <text:p text:style-name="P53"/>
      <text:p text:style-name="P32"><text:span text:style-name="T230"><text:tab/></text:span><text:span text:style-name="T160">Enem</text:span><text:span text:style-name="T165">y</text:span><text:span text:style-name="T160"> behavior</text:span><text:span text:style-name="T165">s</text:span><text:span text:style-name="T160">:</text:span></text:p>
      <text:p text:style-name="P111"/>
      <text:p text:style-name="P56"><text:soft-page-break/><text:span text:style-name="T153"><text:tab/></text:span><text:span text:style-name="T157">Followers </text:span><text:span text:style-name="T169">and stoppers and followers, etc.:</text:span></text:p>
      <text:p text:style-name="P33"/>
      <text:p text:style-name="P144"><text:span text:style-name="T21"><text:tab/><text:tab/>Throwing </text:span><text:span text:style-name="T27">B</text:span><text:span text:style-name="T21">ooger </text:span><text:span text:style-name="T27">K</text:span><text:span text:style-name="T21">ids </text:span><text:span text:style-name="T246">(run randomly </text:span><text:span text:style-name="T275">for 2 to 5 seconds </text:span><text:span text:style-name="T246">then stop </text:span><text:span text:style-name="T275">for 2 to 5 seconds</text:span><text:span text:style-name="T246"> then resume… Until they detect the Alien and then follow him to throw projectile at him </text:span><text:span text:style-name="T255">but stay in range</text:span><text:span text:style-name="T246">). </text:span><text:span text:style-name="T267">They throw up to </text:span><text:span text:style-name="T272">3</text:span><text:span text:style-name="T267"> boogers until going away for </text:span><text:span text:style-name="T275">2</text:span><text:span text:style-name="T267"> </text:span><text:span text:style-name="T275">to 5 </text:span><text:span text:style-name="T267">seconds. </text:span><text:span text:style-name="T276">When throwing booger, </text:span><text:span text:style-name="T177">the projectile will appear at frame #7 of the booger animation</text:span><text:span text:style-name="T276"> (Booger.tscn in SCENES/FX directory).</text:span></text:p>
      <text:p text:style-name="P144"><text:span text:style-name="T21"><text:tab/><text:tab/>Spitting </text:span><text:span text:style-name="T27">K</text:span><text:span text:style-name="T21">ids </text:span><text:span text:style-name="T246">(run randomly </text:span><text:span text:style-name="T275">for 2 to 5 seconds</text:span><text:span text:style-name="T246"> then stop </text:span><text:span text:style-name="T275">for 2 to 5 seconds</text:span><text:span text:style-name="T246"> then resume… Until they detect the Alien and then follow him to throw projectile at him </text:span><text:span text:style-name="T255">but stay in range</text:span><text:span text:style-name="T246">). </text:span><text:span text:style-name="T267">When the Alien’s hit </text:span><text:span text:style-name="T272">3 times</text:span><text:span text:style-name="T267">, they go away for </text:span><text:span text:style-name="T275">2 to 5</text:span><text:span text:style-name="T267"> seconds. </text:span><text:span text:style-name="T276">When spitting, </text:span><text:span text:style-name="T177">the projectile will appear at frame #2 of the booger animation</text:span><text:span text:style-name="T276"> (Spit.tscn in SCENES/FX directory).</text:span></text:p>
      <text:p text:style-name="P63"><text:span text:style-name="T21"><text:tab/></text:span><text:span text:style-name="T204">Followers:</text:span></text:p>
      <text:p text:style-name="P67"><text:span text:style-name="T21"><text:tab/><text:tab/>Kids </text:span><text:span text:style-name="T27">W</text:span><text:span text:style-name="T21">ith </text:span><text:span text:style-name="T27">S</text:span><text:span text:style-name="T21">ticks </text:span><text:span text:style-name="T246">(run randomly </text:span><text:span text:style-name="T275">for 2 to 5 seconds</text:span><text:span text:style-name="T246"> then stop </text:span><text:span text:style-name="T275">for 2 to 5 seconds</text:span><text:span text:style-name="T246"> then resume… Until they detect the Alien and then follow him to </text:span><text:span text:style-name="T255">beat the hell out of him</text:span><text:span text:style-name="T246">). </text:span><text:span text:style-name="T267">They never stop attacking if the Alien is at reach. If not, they try</text:span><text:span text:style-name="T275">(</text:span><text:span text:style-name="T246"> </text:span><text:span text:style-name="T275">for 3 to 4 seconds)</text:span><text:span text:style-name="T267"> to reach him </text:span><text:span text:style-name="T275">and if they can’t, then resume from the beginning (running then Idle, etc.).</text:span></text:p>
      <text:p text:style-name="P63"/>
      <text:p text:style-name="P63"><text:span text:style-name="T28"><text:tab/></text:span><text:span text:style-name="T165">Somewhat r</text:span><text:span text:style-name="T168">andom</text:span><text:span text:style-name="T160">:</text:span></text:p>
      <text:p text:style-name="P144"><text:span text:style-name="T204"><text:tab/><text:tab/></text:span><text:span text:style-name="T27">Vomiting </text:span><text:span text:style-name="T28">K</text:span><text:span text:style-name="T27">ids </text:span><text:span text:style-name="T246">(</text:span><text:span text:style-name="T255">run</text:span><text:span text:style-name="T246"> randomly </text:span><text:span text:style-name="T275">for 2 to 5 seconds</text:span><text:span text:style-name="T246"> then stop to vomit then resume </text:span><text:span text:style-name="T275">staying</text:span><text:span text:style-name="T255"> in range </text:span><text:span text:style-name="T271">but 50% of the time will run then go Idle, then resume...</text:span><text:span text:style-name="T246">). </text:span><text:span text:style-name="T132">There’s </text:span><text:span text:style-name="T134">66</text:span><text:span text:style-name="T132">% chance they don’t vomit and instead go Idle</text:span><text:span text:style-name="T275"> for 1 to 3 seconds. </text:span><text:span text:style-name="T267">They never commit in long or short range attack. </text:span><text:span text:style-name="T276">When vomiting, </text:span><text:span text:style-name="T177">the puddele will appear at frame #2 of the booger animation</text:span><text:span text:style-name="T276"> (Vomit.tscn in SCENES/FX directory).</text:span></text:p>
      <text:p text:style-name="P67"><text:span text:style-name="T27"><text:tab/><text:tab/></text:span><text:span text:style-name="T68">Crying Kids</text:span><text:span text:style-name="T247"> </text:span><text:span text:style-name="T246">(run randomly </text:span><text:span text:style-name="T275">for 2 to 5 seconds</text:span><text:span text:style-name="T246"> then stop to cry </text:span><text:span text:style-name="T248">for </text:span><text:span text:style-name="T275">2 to 4</text:span><text:span text:style-name="T248"> seconds </text:span><text:span text:style-name="T267">then</text:span><text:span text:style-name="T246"> resume… Until the Alien is detected and then </text:span><text:span text:style-name="T267">they </text:span><text:span text:style-name="T246">try to reach him for a good kicking session.</text:span><text:span text:style-name="T268"> </text:span><text:span text:style-name="T267">They </text:span><text:span text:style-name="T268">go away only after hitting the Alien </text:span><text:span text:style-name="T269">3</text:span><text:span text:style-name="T268"> times </text:span><text:span text:style-name="T267">then resume</text:span><text:span text:style-name="T275"> from the beginning (running then Idle, etc.)</text:span><text:span text:style-name="T267">.</text:span></text:p>
      <text:p text:style-name="P67"><text:span text:style-name="T27"><text:tab/></text:span><text:span text:style-name="T218"><text:tab/></text:span><text:span text:style-name="T22">T</text:span><text:span text:style-name="T31">eacher</text:span><text:span text:style-name="T202"> </text:span><text:span text:style-name="T246">(</text:span><text:span text:style-name="T270">she’s looking around with the Check animation played randomly between 2 </text:span><text:span text:style-name="T275">to</text:span><text:span text:style-name="T270"> 4 times, runs somewhere else </text:span><text:span text:style-name="T275">for 2 to 4 seconds, etc.</text:span><text:span text:style-name="T270"> When seeing the alien (using the Alien_Detection_Collider in the Checking animation), she reacts by playing her OMG animation (1 time) </text:span><text:span text:style-name="T275">then</text:span><text:span text:style-name="T270"> starts running aiming a point in front of the Alien and then tries to make the Alien go away by playing her No animation. She’s a monolith: she’</text:span><text:span text:style-name="T272">s</text:span><text:span text:style-name="T270"> not affected by the Alien Collision collider </text:span><text:span text:style-name="T323">(nor </text:span><text:span text:style-name="T324">kids’ Collision Colliders</text:span><text:span text:style-name="T325">?</text:span><text:span text:style-name="T323">)</text:span><text:span text:style-name="T270">. When the Alien quits her “Alien Detection Collider” (in the No animation) or after </text:span><text:span text:style-name="T275">playing 1 time her No animation</text:span><text:span text:style-name="T270">, she resume her action: she runs towards a point in front of the Alien, etc. </text:span><text:span text:style-name="T271">If she can’t </text:span><text:span text:style-name="T272">find</text:span><text:span text:style-name="T271"> him within </text:span><text:span text:style-name="T272">5</text:span><text:span text:style-name="T271"> seconds </text:span><text:span text:style-name="T275">(or if the Alien isn’t in reach anymore)</text:span><text:span text:style-name="T271">, then she’ll leave for some other place in the Kindergarten. </text:span><text:span text:style-name="T270">If the Alien dies (only when his power is “Second Life” otherwise we never see him die in game), then she starts running somewhere else to look around...</text:span><text:span text:style-name="T255"> </text:span><text:span text:style-name="T249">– </text:span><text:span text:style-name="T396">(see </text:span><text:span text:style-name="T397">*1 </text:span><text:span text:style-name="T396">above)</text:span><text:span text:style-name="T246">)</text:span></text:p>
      <text:p text:style-name="P91"/>
      <text:p text:style-name="P91"><text:soft-page-break/></text:p>
      <text:p text:style-name="P66"><text:tab/><text:span text:style-name="T375">The </text:span><text:span text:style-name="T82">game starts</text:span><text:span text:style-name="T375"> with </text:span><text:span text:style-name="T82">1 </text:span><text:span text:style-name="T83">T</text:span><text:span text:style-name="T82">eacher</text:span><text:span text:style-name="T242"> </text:span><text:span text:style-name="T243">(only 1 per game)</text:span><text:span text:style-name="T375">, </text:span><text:span text:style-name="T82">1 </text:span><text:span text:style-name="T83">C</text:span><text:span text:style-name="T82">rying </text:span><text:span text:style-name="T83">K</text:span><text:span text:style-name="T82">id</text:span><text:span text:style-name="T375">, </text:span><text:span text:style-name="T82">1 </text:span><text:span text:style-name="T83">V</text:span><text:span text:style-name="T82">omiting </text:span><text:span text:style-name="T83">K</text:span><text:span text:style-name="T82">id</text:span><text:span text:style-name="T375">, </text:span><text:span text:style-name="T83">1</text:span><text:span text:style-name="T82"> </text:span><text:span text:style-name="T83">T</text:span><text:span text:style-name="T82">hrowing </text:span><text:span text:style-name="T83">B</text:span><text:span text:style-name="T82">ooger </text:span><text:span text:style-name="T83">K</text:span><text:span text:style-name="T82">id</text:span><text:span text:style-name="T375">, </text:span><text:span text:style-name="T83">3</text:span><text:span text:style-name="T82"> </text:span><text:span text:style-name="T83">K</text:span><text:span text:style-name="T82">ids with </text:span><text:span text:style-name="T83">S</text:span><text:span text:style-name="T82">tick</text:span><text:span text:style-name="T375"> and </text:span><text:span text:style-name="T83">2</text:span><text:span text:style-name="T82"> </text:span><text:span text:style-name="T83">S</text:span><text:span text:style-name="T82">pitting </text:span><text:span text:style-name="T83">K</text:span><text:span text:style-name="T82">id</text:span><text:span text:style-name="T242"> </text:span><text:span text:style-name="T173">all</text:span><text:span text:style-name="T174"> </text:span><text:span text:style-name="T175">playing Idle animation</text:span><text:span text:style-name="T273"> </text:span><text:span text:style-name="T255">spawning randomly on the map</text:span><text:span text:style-name="T122"> from spawning points</text:span><text:span text:style-name="T123"> </text:span><text:span text:style-name="T122">defined before hands too.</text:span></text:p>
      <text:p text:style-name="P62"/>
      <text:p text:style-name="P65"><text:tab/><text:span text:style-name="T103">After 5 seconds of game, e</text:span><text:span text:style-name="T82">very </text:span><text:span text:style-name="T129">2</text:span><text:span text:style-name="T82"> seconds 1 kid </text:span><text:span text:style-name="T90">spawns </text:span><text:span text:style-name="T91">in the field </text:span><text:span text:style-name="T90">(</text:span><text:span text:style-name="T124">off-camera</text:span><text:span text:style-name="T90">). </text:span><text:span text:style-name="T56">It doesn’t apply when the Alien dies and until he revives after using Second Life talent</text:span><text:span text:style-name="T375">:</text:span></text:p>
      <text:p text:style-name="P62"/>
      <text:p text:style-name="P62"><text:tab/><text:span text:style-name="T291">Chances of spawning:</text:span></text:p>
      <text:p text:style-name="P62"><text:tab/><text:tab/><text:span text:style-name="T376">Spitting Kid: </text:span><text:span text:style-name="T11">25</text:span><text:span text:style-name="T12">%</text:span></text:p>
      <text:p text:style-name="P62"><text:tab/><text:tab/><text:span text:style-name="T376">Kid with Stick: </text:span><text:span text:style-name="T11">3</text:span><text:span text:style-name="T12">0%</text:span></text:p>
      <text:p text:style-name="P62"><text:tab/><text:tab/><text:span text:style-name="T375">Throwing Booger Kid: </text:span><text:span text:style-name="T134">21</text:span><text:span text:style-name="T83">%</text:span></text:p>
      <text:p text:style-name="P62"><text:span text:style-name="T375"><text:tab/><text:tab/>Crying Kid: </text:span><text:span text:style-name="T83">1</text:span><text:span text:style-name="T134">4</text:span><text:span text:style-name="T83">%</text:span></text:p>
      <text:p text:style-name="P62"><text:span text:style-name="T375"><text:tab/><text:tab/>Vomiting Kid: </text:span><text:span text:style-name="T83">1</text:span><text:span text:style-name="T134">0</text:span><text:span text:style-name="T83">%</text:span></text:p>
      <text:p text:style-name="P62"/>
      <text:p text:style-name="P97"><text:span text:style-name="T83"><text:tab/></text:span><text:span text:style-name="T62">Kids</text:span><text:span text:style-name="T74"> </text:span><text:span text:style-name="T92">are</text:span><text:span text:style-name="T80"> running </text:span><text:span text:style-name="T92">randomly </text:span><text:span text:style-name="T80">until they detect the Alien (or another kid and are able to wave at each other)</text:span><text:span text:style-name="T68">. </text:span><text:span text:style-name="T118">They stop waving at each other after 3 seconds then resume… <text:s/></text:span></text:p>
      <text:p text:style-name="P95"/>
      <text:p text:style-name="P96"><text:span text:style-name="T363"><text:tab/></text:span><text:span text:style-name="T80">Kids don’t wave while fighting.</text:span></text:p>
      <text:p text:style-name="P96"/>
      <text:p text:style-name="P96"><text:span text:style-name="T80"><text:tab/></text:span><text:span text:style-name="T121">The Spilling_Vomit (Vomit.tscn) starts at 3</text:span><text:span text:style-name="T151">rd</text:span><text:span text:style-name="T121"> frame of VOMITO’s Spilling_Vomit animation and located where the Point_of_vomit_spawn (Position2D node in the VOMITO.tscn scene) is in the world space (!).</text:span></text:p>
      <text:p text:style-name="P92"/>
      <text:p text:style-name="P98"><text:tab/><text:span text:style-name="T63">Kids </text:span><text:span text:style-name="T128">(5 - no specific unit of length) </text:span><text:span text:style-name="T63">are slower than </text:span><text:span text:style-name="T71">the </text:span><text:span text:style-name="T63">Alien </text:span><text:span text:style-name="T128">(7.5 - no specific unit of length)</text:span><text:span text:style-name="T336"> and </text:span><text:span text:style-name="T360">the </text:span><text:span text:style-name="T63">teacher </text:span><text:span text:style-name="T128">(10 - no specific unit of length)</text:span><text:span text:style-name="T63"> </text:span><text:span text:style-name="T71">is</text:span><text:span text:style-name="T63"> faster than </text:span><text:span text:style-name="T71">the </text:span><text:span text:style-name="T63">Alien</text:span><text:span text:style-name="T150">.</text:span></text:p>
      <text:p text:style-name="P92"/>
      <text:p text:style-name="P94"><text:tab/><text:span text:style-name="T364">Just in case it wasn’t obvious, </text:span><text:span text:style-name="T74">spit</text:span><text:span text:style-name="T75">s</text:span><text:span text:style-name="T74">, vomit </text:span><text:span text:style-name="T75">puddles </text:span><text:span text:style-name="T74">and boogers don’t affect kids </text:span><text:span text:style-name="T75">and teacher</text:span><text:span text:style-name="T74">!</text:span></text:p>
      <text:p text:style-name="P94"/>
      <text:p text:style-name="P94"><text:span text:style-name="T315"><text:tab/></text:span><text:span text:style-name="T398">K</text:span><text:span text:style-name="T399">ids </text:span><text:span text:style-name="T398">and teacher avoid</text:span><text:span text:style-name="T399"> vomit puddles </text:span><text:span text:style-name="T400">nonetheless (in order to avoid issues with vomiting kid</text:span><text:span text:style-name="T401">s</text:span><text:span text:style-name="T400"> vomiting on </text:span><text:span text:style-name="T401">their</text:span><text:span text:style-name="T400"> own feet or others’ (except the Alien), we’ll have to disable their vomit colliders when </text:span><text:span text:style-name="T401">they</text:span><text:span text:style-name="T400">’</text:span><text:span text:style-name="T401">re</text:span><text:span text:style-name="T400"> vomiting and until they leave the vomit spill)</text:span><text:span text:style-name="T399">.</text:span></text:p>
      <text:p text:style-name="P101"/>
      <text:p text:style-name="P101"><text:tab/><text:span text:style-name="T290">What follows could very be more or less obsolete by the time the project really starts.</text:span></text:p>
      <text:p text:style-name="P101"/>
      <text:p text:style-name="P129"><text:tab/>Kids with Sticks have 4 colliders:</text:p>
      <text:p text:style-name="P99"><text:soft-page-break/><text:span text:style-name="T87"><text:tab/><text:tab/></text:span><text:span text:style-name="T74">1 obstacle collider</text:span><text:span text:style-name="T364"> (for background, vomit, </text:span><text:span text:style-name="T377">other </text:span><text:span text:style-name="T364">kids, teacher and Alien).</text:span></text:p>
      <text:p text:style-name="P99"><text:tab/><text:tab/><text:span text:style-name="T74">1 Alien detection collider</text:span><text:span text:style-name="T364">.</text:span></text:p>
      <text:p text:style-name="P99"><text:tab/><text:tab/><text:span text:style-name="T74">1 waving collider</text:span><text:span text:style-name="T364">.</text:span></text:p>
      <text:p text:style-name="P99"><text:tab/><text:tab/><text:span text:style-name="T87">1 attack collider</text:span><text:span text:style-name="T403">.</text:span></text:p>
      <text:p text:style-name="P99"/>
      <text:p text:style-name="P99"><text:span text:style-name="T403"><text:tab/></text:span><text:span text:style-name="T87">Spitting Kids have “4” colliders:</text:span></text:p>
      <text:p text:style-name="P99"><text:span text:style-name="T87"><text:tab/><text:tab/></text:span><text:span text:style-name="T74">1 obstacle collider</text:span><text:span text:style-name="T364"> (for background, vomit, </text:span><text:span text:style-name="T377">other </text:span><text:span text:style-name="T364">kids, teacher and Alien).</text:span></text:p>
      <text:p text:style-name="P99"><text:tab/><text:tab/><text:span text:style-name="T74">1 Alien detection collider</text:span><text:span text:style-name="T364">.</text:span></text:p>
      <text:p text:style-name="P99"><text:tab/><text:tab/><text:span text:style-name="T74">1 waving collider</text:span><text:span text:style-name="T364">.</text:span></text:p>
      <text:p text:style-name="P99"><text:span text:style-name="T403"><text:tab/><text:tab/></text:span><text:span text:style-name="T87">“</text:span><text:span text:style-name="T120">1”</text:span><text:span text:style-name="T87"> emitter point for their projectiles</text:span><text:span text:style-name="T403">.</text:span></text:p>
      <text:p text:style-name="P99"/>
      <text:p text:style-name="P99"><text:tab/><text:span text:style-name="T87">Throwing Booger Kids have “4” colliders:</text:span></text:p>
      <text:p text:style-name="P99"><text:span text:style-name="T87"><text:tab/><text:tab/></text:span><text:span text:style-name="T74">1 obstacle collider</text:span><text:span text:style-name="T364"> (for background, vomit, </text:span><text:span text:style-name="T377">other </text:span><text:span text:style-name="T364">kids, teacher and Alien).</text:span></text:p>
      <text:p text:style-name="P99"><text:tab/><text:tab/><text:span text:style-name="T74">1 Alien detection collider</text:span><text:span text:style-name="T364">.</text:span></text:p>
      <text:p text:style-name="P99"><text:tab/><text:tab/><text:span text:style-name="T74">1 waving collider</text:span><text:span text:style-name="T364">.</text:span></text:p>
      <text:p text:style-name="P102"><text:span text:style-name="T403"><text:tab/><text:tab/></text:span><text:span text:style-name="T87">“</text:span><text:span text:style-name="T120">1”</text:span><text:span text:style-name="T87"> emitter point for their projectiles</text:span><text:span text:style-name="T403">.</text:span></text:p>
      <text:p text:style-name="P99"/>
      <text:p text:style-name="P100"><text:tab/><text:span text:style-name="T88">Vomiting</text:span><text:span text:style-name="T87"> Kids have </text:span><text:span text:style-name="T126">“</text:span><text:span text:style-name="T127">4”</text:span><text:span text:style-name="T87"> colliders:</text:span></text:p>
      <text:p text:style-name="P100"><text:span text:style-name="T87"><text:tab/><text:tab/></text:span><text:span text:style-name="T74">1 obstacle collider</text:span><text:span text:style-name="T364"> (for background, vomit, </text:span><text:span text:style-name="T377">other </text:span><text:span text:style-name="T364">kids, teacher and Alien).</text:span></text:p>
      <text:p text:style-name="P100"><text:tab/><text:tab/><text:span text:style-name="T88">1</text:span><text:span text:style-name="T78"> collider</text:span><text:span text:style-name="T373"> to </text:span><text:span text:style-name="T78">never unleash a vomit puddle that intersects with the background </text:span><text:span text:style-name="T86">colliders </text:span><text:span text:style-name="T125">or another vomit puddle</text:span><text:span text:style-name="T403">.</text:span></text:p>
      <text:p text:style-name="P103"><text:tab/><text:tab/><text:span text:style-name="T74">1 waving collider</text:span><text:span text:style-name="T364">.</text:span></text:p>
      <text:p text:style-name="P104"><text:tab/><text:tab/><text:span text:style-name="T87">“</text:span><text:span text:style-name="T120">1”</text:span><text:span text:style-name="T87"> emitter point for their projectiles</text:span><text:span text:style-name="T403">.</text:span></text:p>
      <text:p text:style-name="P100"/>
      <text:p text:style-name="P100"><text:span text:style-name="T403"><text:tab/></text:span><text:span text:style-name="T88">Crying</text:span><text:span text:style-name="T87"> Kids have </text:span><text:span text:style-name="T103">4</text:span><text:span text:style-name="T88"> </text:span><text:span text:style-name="T87">colliders:</text:span></text:p>
      <text:p text:style-name="P100"><text:span text:style-name="T87"><text:tab/><text:tab/></text:span><text:span text:style-name="T74">1 obstacle collider</text:span><text:span text:style-name="T364"> (for background, vomit, </text:span><text:span text:style-name="T377">other </text:span><text:span text:style-name="T364">kids, teacher and Alien).</text:span></text:p>
      <text:p text:style-name="P100"><text:tab/><text:tab/><text:span text:style-name="T88">1 c</text:span><text:span text:style-name="T78">ollider to detect if they are close enough to the Alien to start kicking him.</text:span></text:p>
      <text:p text:style-name="P100"><text:tab/><text:tab/><text:span text:style-name="T74">1 waving collider</text:span><text:span text:style-name="T364">.</text:span></text:p>
      <text:p text:style-name="P100"><text:span text:style-name="T403"><text:tab/><text:tab/></text:span><text:span text:style-name="T88">1 attack </text:span><text:span text:style-name="T86">collider</text:span><text:span text:style-name="T403">.</text:span></text:p>
      <text:p text:style-name="P93"/>
      <text:p text:style-name="P93"><text:tab/><text:span text:style-name="T75">The </text:span><text:span text:style-name="T89">T</text:span><text:span text:style-name="T75">eacher has 2 colliders:</text:span></text:p>
      <text:p text:style-name="P94"><text:tab/><text:tab/><text:span text:style-name="T74">1 obstacle collider</text:span><text:span text:style-name="T364"> (for background, vomit, kids and the Alien).</text:span></text:p>
      <text:p text:style-name="P94"><text:span text:style-name="T364"><text:tab/><text:tab/></text:span><text:span text:style-name="T74">1 </text:span><text:span text:style-name="T120">Alien</text:span><text:span text:style-name="T76"> </text:span><text:span text:style-name="T74">detection collider </text:span><text:span text:style-name="T86">(!)</text:span><text:span text:style-name="T364">.</text:span></text:p>
      <text:p text:style-name="P94"/>
      <text:p text:style-name="P94"><text:tab/><text:span text:style-name="T75">The </text:span><text:span text:style-name="T89">A</text:span><text:span text:style-name="T75">lien has 2 colliders:</text:span></text:p>
      <text:p text:style-name="P94"><text:tab/><text:tab/><text:span text:style-name="T75">1 obstacle collider</text:span><text:span text:style-name="T74"> </text:span><text:span text:style-name="T364">(for background, kids </text:span><text:span text:style-name="T365">and</text:span><text:span text:style-name="T364"> the teacher). </text:span><text:span text:style-name="T57">Also used by the Teacher to run toward the Alien</text:span><text:span text:style-name="T450">.</text:span></text:p>
      <text:p text:style-name="P94"><text:soft-page-break/><text:tab/><text:tab/><text:span text:style-name="T75">1 “get hit” collider</text:span><text:span text:style-name="T365">.</text:span></text:p>
      <text:p text:style-name="P94"/>
      <text:p text:style-name="P94"><text:tab/><text:span text:style-name="T101">When a projectile hits the Alien, the projectile</text:span><text:span text:style-name="T103"> </text:span><text:span text:style-name="T101">flas</text:span><text:span text:style-name="T103">h</text:span><text:span text:style-name="T106">es</text:span><text:span text:style-name="T101"> white </text:span><text:span text:style-name="T118">at contact </text:span><text:span text:style-name="T101">then disappear</text:span><text:span text:style-name="T103">s</text:span><text:span text:style-name="T414">.</text:span></text:p>
      <text:p text:style-name="P94"/>
      <text:p text:style-name="P10">About screen shaders</text:p>
      <text:p text:style-name="P13"/>
      <text:p text:style-name="P75"><text:tab/><text:span text:style-name="T117">The game starts with </text:span><text:span text:style-name="T116">a random Game_Overlay</text:span><text:span text:style-name="T440"> (without launching animations)</text:span><text:span text:style-name="T417">.</text:span></text:p>
      <text:p text:style-name="P76"><text:span text:style-name="T417"><text:tab/></text:span><text:span text:style-name="T53">We always have CRT_Overlay.tscn on top of everything.</text:span></text:p>
      <text:p text:style-name="P78"><text:tab/>Death.tscn hits without any transition and the Game_Overlay used gets back to its default value (otherwise we won’t be able to read).</text:p>
      <text:p text:style-name="P75"><text:tab/><text:span text:style-name="T418">No</text:span><text:span text:style-name="T417"> transition between menu screens. </text:span><text:span text:style-name="T393">Well, now there is to please Geoff (and I don’t mind at all). ;-</text:span><text:span text:style-name="T394">)</text:span></text:p>
      <text:p text:style-name="P75"/>
      <text:p text:style-name="P75"/>
      <text:p text:style-name="P75"><text:tab/><text:span text:style-name="T110">Now game overlay scenes incorporate AnimationPlayers so no code is needed </text:span><text:span text:style-name="T54">except</text:span><text:span text:style-name="T110"> for Game_overlay_1.tscn as we have to randomly choose if Aberration, Brightness, Saturation and Contrast go toward positive or negative values.</text:span><text:span text:style-name="T47"/></text:p>
      <text:p text:style-name="P77"/>
      <text:p text:style-name="P75"><text:tab/><text:span text:style-name="T355">NOTE: a</text:span><text:span text:style-name="T356">s it is, the transition scene doesn’t cross fades between two playing scenes but between a screenshot of the active scene that will replace the scene and the following scene. That’s not “</text:span><text:span text:style-name="T357">perfect”</text:span><text:span text:style-name="T356"> (I don’t know how to cross fade between t</text:span><text:span text:style-name="T355">w</text:span><text:span text:style-name="T356">o “active scenes”. Is there </text:span><text:span text:style-name="T357">even </text:span><text:span text:style-name="T356">a way to do that without asking too much to the GPU?</text:span></text:p>
      <text:p text:style-name="P14"/>
      <text:p text:style-name="P14"/>
      <text:p text:style-name="P14"/>
      <text:p text:style-name="P14"/>
      <text:p text:style-name="P14"/>
      <text:p text:style-name="P135">/ <text:span text:style-name="T452">VERY </text:span><text:span text:style-name="T451">IMPORTANT NOTE \</text:span></text:p>
      <text:p text:style-name="P132"/>
      <text:p text:style-name="P133">Some AnimationPlayers (or eventually other nodes, I can’t remember) have notes In the Inspector, under Node in the Editor Description area. So for instance, the Alien has a note about the fact that when the Alien is running in a vomit puddle, we should use the audio track with wet footsteps instead of “normal” ones in his AnimationPlayer.</text:p>
      <text:p text:style-name="P133"/>
      <text:p text:style-name="P134">Notes can also be found on Sprite nodes (same place in the Inspector…)!</text:p>
      <text:p text:style-name="P9">“Script” of a game</text:p>
      <text:p text:style-name="P79"/>
      <text:p text:style-name="P82"><text:tab/>Contrary to what you can hear in the “demo”, the music <text:span text:style-name="T433">shouldn’t</text:span> be interrupted by changing menu screens. <text:span text:style-name="T433">The same music (MENUS.wav) plays until the game itself.</text:span></text:p>
      <text:p text:style-name="P79"/>
      <text:p text:style-name="P83"><text:tab/><text:span text:style-name="T416">When starting </text:span><text:span text:style-name="T418">a </text:span><text:span text:style-name="T416">game (using </text:span><text:span text:style-name="T418">the </text:span><text:span text:style-name="T416">Beam me down, Gudrun! Button), we’ll use the transition screen to go to the game itself. Music will cross fade from music of the menus to the game music </text:span><text:span text:style-name="T418">while the transition screen plays</text:span><text:span text:style-name="T416"> (starting with INTRO_GAME.wav music then pl</text:span><text:span text:style-name="T441">a</text:span><text:span text:style-name="T416">ying the INGAME.wav music in loop).</text:span></text:p>
      <text:p text:style-name="P79"/>
      <text:p text:style-name="P79"><text:tab/><text:span text:style-name="T416">Death screen will hit without any transition. When hitting the A button on this screen we’ll use the transition screen again and cross fading music from here </text:span><text:span text:style-name="T417">back </text:span><text:span text:style-name="T416">to the game (just as described above) </text:span><text:span text:style-name="T441">with the same Game_overlay</text:span><text:span text:style-name="T416">. </text:span><text:span text:style-name="T442">Any other button will bring back the Menu scene (Menu.tscn) </text:span><text:span text:style-name="T443">with</text:span><text:span text:style-name="T444">out</text:span><text:span text:style-name="T443"> the transition </text:span><text:span text:style-name="T444">in order to change the game overlay!</text:span></text:p>
      <text:p text:style-name="P79"/>
      <text:p text:style-name="P11">About Menus <text:span text:style-name="T430">(and hidden talent</text:span><text:span text:style-name="T440">s</text:span><text:span text:style-name="T430">)</text:span></text:p>
      <text:p text:style-name="P80"/>
      <text:p text:style-name="P80"><text:tab/><text:span text:style-name="T425">After going one time to the </text:span><text:span text:style-name="T108">Credits.tscn</text:span><text:span text:style-name="T425"> </text:span><text:span text:style-name="T430">and </text:span><text:span text:style-name="T428">back</text:span><text:span text:style-name="T425"> to the previous menu (Menu.tscn)</text:span><text:span text:style-name="T428"> </text:span><text:span text:style-name="T425">then appears the new </text:span><text:span text:style-name="T108">(x)</text:span><text:span text:style-name="T425"> option that allows the player to access the Dialogue.tscn.</text:span></text:p>
      <text:p text:style-name="P84"/>
      <text:p text:style-name="P80"/>
      <text:p text:style-name="P49"><text:span text:style-name="T45">CONDITION to UNLOCK </text:span><text:span text:style-name="T48">Zufällig</text:span><text:span text:style-name="T45">:</text:span></text:p>
      <text:p text:style-name="P122"/>
      <text:p text:style-name="P88"><text:span text:style-name="T297"><text:tab/></text:span><text:span text:style-name="T231">Watching</text:span><text:span text:style-name="T95"> Dialogue.tscn </text:span><text:span text:style-name="T46">entirely</text:span><text:span text:style-name="T219">.</text:span></text:p>
      <text:p text:style-name="P88"/>
      <text:p text:style-name="P88"/>
      <text:p text:style-name="P131"><text:span text:style-name="T439">You </text:span>just <text:span text:style-name="T439">can’t unlock these </text:span>before<text:span text:style-name="T439"> unlocking Zufällig:</text:span></text:p>
      <text:p text:style-name="P108">When a talent is unlocked AND the player’s still in game playing, then we hear the “Talent unlocked” bell ring <text:span text:style-name="T449">(through AMBIENCE Audio Bus)</text:span>.</text:p>
      <text:p text:style-name="P88"/>
      <text:p text:style-name="P88"/>
      <text:p text:style-name="P49"><text:span text:style-name="T45">CONDITIONS to UNLOCK </text:span><text:span text:style-name="T49">Kotzsicher</text:span><text:span text:style-name="T45">:</text:span></text:p>
      <text:p text:style-name="P123"/>
      <text:p text:style-name="P85"><text:span text:style-name="T219"><text:tab/></text:span><text:span text:style-name="T232">Dying after </text:span><text:span text:style-name="T233">15</text:span><text:span text:style-name="T232"> seconds.</text:span></text:p>
      <text:p text:style-name="P85"/>
      <text:p text:style-name="P50"><text:span text:style-name="T45">CONDITIONS to UNLOCK </text:span><text:span text:style-name="T50">Bullet time</text:span><text:span text:style-name="T45">:</text:span></text:p>
      <text:p text:style-name="P126"/>
      <text:p text:style-name="P87"><text:span text:style-name="T219"><text:tab/></text:span><text:span text:style-name="T232">Dying after </text:span><text:span text:style-name="T235">30</text:span><text:span text:style-name="T232"> seconds.</text:span></text:p>
      <text:p text:style-name="P85"/>
      <text:p text:style-name="P49"><text:span text:style-name="T45">CONDITIONS to UNLOCK </text:span><text:span text:style-name="T51">Geist</text:span><text:span text:style-name="T45">:</text:span></text:p>
      <text:p text:style-name="P124"/>
      <text:p text:style-name="P85"><text:span text:style-name="T219"><text:tab/></text:span><text:span text:style-name="T232">Dying after </text:span><text:span text:style-name="T235">45</text:span><text:span text:style-name="T232"> seconds.</text:span></text:p>
      <text:p text:style-name="P86"/>
      <text:p text:style-name="P49"><text:span text:style-name="T45">CONDITIONS to UNLOCK</text:span><text:span text:style-name="T52"> Der Techniker</text:span><text:span text:style-name="T45">:</text:span></text:p>
      <text:p text:style-name="P125"/>
      <text:p text:style-name="P89"><text:span text:style-name="T219"><text:tab/></text:span><text:span text:style-name="T232">Dying after </text:span><text:span text:style-name="T234">60</text:span><text:span text:style-name="T232"> seconds.</text:span></text:p>
      <text:p text:style-name="P89"/>
      <text:p text:style-name="P141"><text:span text:style-name="T332">CONDITIONS to UNLOCK</text:span><text:span text:style-name="T333"> </text:span><text:span text:style-name="T334">Rücklauf:</text:span></text:p>
      <text:p text:style-name="P142"><text:span text:style-name="T294">(if validated, we’ll exchange the list position with Der Technike</text:span><text:span text:style-name="T295">r)</text:span></text:p>
      <text:p text:style-name="P127"/>
      <text:p text:style-name="P90"><text:span text:style-name="T219"><text:tab/></text:span><text:span text:style-name="T232">Dying after </text:span><text:span text:style-name="T234">6</text:span><text:span text:style-name="T237">5</text:span><text:span text:style-name="T232"> seconds </text:span><text:span text:style-name="T239">(it could very possibly be almost impossible to achieve)</text:span><text:span text:style-name="T232">!</text:span></text:p>
      <text:p text:style-name="P8">Shaders</text:p>
      <text:p text:style-name="P16"/>
      <text:p text:style-name="P18"><text:tab/><text:span text:style-name="T143">The top overlay is CRT_Overla</text:span><text:span text:style-name="T149">y</text:span><text:span text:style-name="T143">.tscn and is always on!</text:span></text:p>
      <text:p text:style-name="P18"/>
      <text:p text:style-name="P18"><text:tab/><text:span text:style-name="T180">The game overlay </text:span><text:span text:style-name="T406">(</text:span><text:span text:style-name="T405">Game_Overlay_1</text:span><text:span text:style-name="T406">(</text:span><text:span text:style-name="T405">or 2 or 3 </text:span><text:span text:style-name="T408">or 4</text:span><text:span text:style-name="T406">)</text:span><text:span text:style-name="T405">.</text:span><text:span text:style-name="T406">tscn</text:span><text:span text:style-name="T405">)</text:span><text:span text:style-name="T180"> is </text:span><text:span text:style-name="T14">randomly</text:span><text:span text:style-name="T180"> selected </text:span><text:span text:style-name="T220">before the Title screen.</text:span><text:span text:style-name="T222"> Another one is eventually also </text:span><text:span text:style-name="T116">randomly</text:span><text:span text:style-name="T222"> selected just </text:span><text:span text:style-name="T220">before going back to Menu.tscn </text:span><text:span text:style-name="T221">(without transition screen)</text:span><text:span text:style-name="T220"> </text:span><text:span text:style-name="T221">after dying in game</text:span><text:span text:style-name="T222">. </text:span><text:span text:style-name="T116">Game overlay animations don’t start until the “real” game starts</text:span><text:span text:style-name="T200"> (after the teleportation of the Alien)…</text:span></text:p>
      <text:p text:style-name="P18"/>
      <text:p text:style-name="P19"><text:span text:style-name="T180"><text:tab/></text:span><text:span text:style-name="T193">If time comes, </text:span><text:span text:style-name="T407">Shutdown_Overlay.tscn</text:span><text:span text:style-name="T193"> is inserted </text:span><text:span text:style-name="T98">between</text:span><text:span text:style-name="T193"> the </text:span><text:span text:style-name="T98">game</text:span><text:span text:style-name="T193"> and </text:span><text:span text:style-name="T405">Game_Overlay_1</text:span><text:span text:style-name="T406">(</text:span><text:span text:style-name="T405">or 2 or 3 </text:span><text:span text:style-name="T408">or 4</text:span><text:span text:style-name="T406">)</text:span><text:span text:style-name="T405">.</text:span><text:span text:style-name="T406">tscn</text:span><text:span text:style-name="T192"> </text:span><text:span text:style-name="T99">AND </text:span><text:span text:style-name="T100">shader </text:span><text:span text:style-name="T99">values </text:span><text:span text:style-name="T119">of the game overlay </text:span><text:span text:style-name="T99">are reset instantly</text:span><text:span text:style-name="T194">. </text:span><text:span text:style-name="T196">Of course, that will depend on how the project is handled in Godot.</text:span></text:p>
      <text:p text:style-name="P12">Dialogue scene</text:p>
      <text:p text:style-name="P17"/>
      <text:p text:style-name="P81"><text:span text:style-name="T427"><text:tab/></text:span><text:span text:style-name="T293">Here’s the text in the Dialogue scene</text:span><text:span text:style-name="T427">, </text:span><text:span text:style-name="T429">(</text:span><text:span text:style-name="T432">heavily</text:span><text:span text:style-name="T429">) inspired by Alexandre Astier’s </text:span><text:span text:style-name="T445">dialogues in </text:span><text:span text:style-name="T429">Kaamelott</text:span><text:span text:style-name="T427">:</text:span></text:p>
      <text:p text:style-name="P81"/>
      <text:p text:style-name="P81"><text:span text:style-name="T263"><text:tab/>- Hail </text:span><text:span text:style-name="T260">Brünhild</text:span><text:span text:style-name="T263">!<text:line-break/><text:tab/>- Hail Hildegard, </text:span><text:span text:style-name="T261">O</text:span><text:span text:style-name="T263"> great </text:span><text:span text:style-name="T262">Tep</text:span><text:span text:style-name="T263">endicular of all!<text:line-break/><text:tab/>- </text:span><text:span text:style-name="T260">Brünhild</text:span><text:span text:style-name="T263">, we need you for a mission of the utmost importance this day, </text:span><text:span text:style-name="T261">O</text:span><text:span text:style-name="T263"> you, our greatest exosociologist and oncologist (and also rheumatologist) now retired.<text:line-break/><text:tab/>- I cannot refuse you anything, O Hildegard, you who taught my son Ursula to read (but not to count).<text:line-break/><text:tab/>- Due to a strange disease that, contrary to all expectations, seems to be endowed with a primary form of intelligence, life on </text:span><text:span text:style-name="T261">this</text:span><text:span text:style-name="T263"> planet is on the verge of extinction. We need to...<text:line-break/><text:tab/>- Say no more O Hildegard, I'm </text:span><text:span text:style-name="T260">going</text:span><text:span text:style-name="T263"> immediately!</text:span></text:p>
      <text:p text:style-name="P3">Options</text:p>
      <text:p text:style-name="P57"/>
      <text:p text:style-name="P71"><text:tab/><text:span text:style-name="T327">Adding 1</text:span><text:span text:style-name="T212"> </text:span><text:span text:style-name="T207">more </text:span><text:span text:style-name="T212">difficulty mode </text:span><text:span text:style-name="T205">to the normal one</text:span><text:span text:style-name="T212">: </text:span><text:span text:style-name="T161">Super Hyper Mega </text:span><text:span text:style-name="T162">Hardcore</text:span><text:span text:style-name="T212"> (more enemies moving and attacking quickly, nerfed Alien skills, slower Alien, </text:span><text:span text:style-name="T208">enemies dealing more damage</text:span><text:span text:style-name="T212">).</text:span></text:p>
      <text:p text:style-name="P70"><text:span text:style-name="T212"><text:tab/></text:span><text:span text:style-name="T213">Up to 4 </text:span><text:span text:style-name="T214">Alien</text:span><text:span text:style-name="T206">s</text:span><text:span text:style-name="T213"> simultaneously </text:span><text:span text:style-name="T216">(bigger map)</text:span><text:span text:style-name="T213">.</text:span></text:p>
      <text:p text:style-name="P72"><text:span text:style-name="T153"><text:tab/></text:span><text:span text:style-name="T205">O</text:span><text:span text:style-name="T153">nline mode.</text:span></text:p>
      <text:p text:style-name="P72"><text:span text:style-name="T178"><text:tab/></text:span><text:span text:style-name="T301">Adding new Alien</text:span><text:span text:style-name="T340">s</text:span><text:span text:style-name="T301"> would be great.</text:span></text:p>
      <text:p text:style-name="P74"><text:tab/>Adding new skillls.</text:p>
      <text:p text:style-name="P69"><text:tab/><text:span text:style-name="T301">Adding new </text:span>enemies<text:span text:style-name="T301"> </text:span><text:span text:style-name="T327">(with new behaviors) </text:span><text:span text:style-name="T301">would be great </text:span>too<text:span text:style-name="T301">.</text:span></text:p>
      <text:p text:style-name="P61"><text:tab/>With a lot of courage, new maps would also be added…</text:p>
      <text:p text:style-name="P6">What we borrowed from the world outside:</text:p>
      <text:p text:style-name="P7"/>
      <text:p text:style-name="P112"><text:span text:style-name="T366">Assets from </text:span><text:a xlink:type="simple" xlink:href="http://animallogic.com/alab/" text:style-name="Internet_20_link" text:visited-style-name="Visited_20_Internet_20_Link">Animallogic</text:a></text:p>
      <text:p text:style-name="P112"><text:span text:style-name="T367">Fonts</text:span><text:span text:style-name="T366"> from </text:span><text:a xlink:type="simple" xlink:href="http://www.iconian.com/" text:style-name="Internet_20_link" text:visited-style-name="Visited_20_Internet_20_Link">Iconian Fonts</text:a></text:p>
      <text:p text:style-name="P137"><text:span text:style-name="T188">Sound</text:span><text:span text:style-name="T189">s</text:span><text:span text:style-name="T188"> from </text:span><text:a xlink:type="simple" xlink:href="http://www.mixkit.co/" text:style-name="Internet_20_link" text:visited-style-name="Visited_20_Internet_20_Link"><text:span text:style-name="T343">Mixkit.co</text:span></text:a><text:span text:style-name="T197">, </text:span><text:a xlink:type="simple" xlink:href="http://freesound.org/" text:style-name="Internet_20_link" text:visited-style-name="Visited_20_Internet_20_Link"><text:span text:style-name="T343">Freesound.org</text:span></text:a><text:span text:style-name="T198">, </text:span><text:a xlink:type="simple" xlink:href="http://www.quicksounds.com/" text:style-name="Internet_20_link" text:visited-style-name="Visited_20_Internet_20_Link"><text:span text:style-name="T370">Quicksounds.com</text:span></text:a><text:span text:style-name="T370">, </text:span><text:a xlink:type="simple" xlink:href="http://www.freesoundslibrary.com/" text:style-name="Internet_20_link" text:visited-style-name="Visited_20_Internet_20_Link"><text:span text:style-name="T371">F</text:span><text:span text:style-name="T370">reesoundslibrary.com</text:span></text:a></text:p>
      <text:p text:style-name="P136"><text:span text:style-name="T186">Video shaders by </text:span><text:a xlink:type="simple" xlink:href="http://twitter.com/ahopness/" text:style-name="Internet_20_link" text:visited-style-name="Visited_20_Internet_20_Link"><text:span text:style-name="T343">Ahopness</text:span></text:a><text:span text:style-name="T186"> </text:span><text:span text:style-name="T187">(original shaders by: </text:span><text:span text:style-name="T244">Timothy Lottes, Keijiro, Ehj1, FMS_Cat),</text:span><text:span text:style-name="T185"> </text:span><text:a xlink:type="simple" xlink:href="http://godotshaders.com/author/arlez80/" text:style-name="Internet_20_link" text:visited-style-name="Visited_20_Internet_20_Link"><text:span text:style-name="T343">Yui Kinomoto</text:span></text:a><text:span text:style-name="T199">, </text:span><text:a xlink:type="simple" xlink:href="http://godotshaders.com/author/pend00/" text:style-name="Internet_20_link" text:visited-style-name="Visited_20_Internet_20_Link"><text:span text:style-name="T369">Peter Höglund</text:span></text:a><text:span text:style-name="T369">, </text:span><text:a xlink:type="simple" xlink:href="https://godotshaders.com/shader/tv-noise-effect/" text:style-name="Internet_20_link" text:visited-style-name="Visited_20_Internet_20_Link"><text:span text:style-name="T372">Tuanisapps</text:span></text:a><text:span text:style-name="T372">...</text:span></text:p>
      <text:p text:style-name="P139"><text:a xlink:type="simple" xlink:href="http://www.youtube.com/@Gdquest" text:style-name="Internet_20_link" text:visited-style-name="Visited_20_Internet_20_Link"><text:span text:style-name="T412">S</text:span></text:a><text:span text:style-name="T412">tuff from </text:span><text:a xlink:type="simple" xlink:href="http://www.youtube.com/@PlayWithFurcifer" text:style-name="Internet_20_link" text:visited-style-name="Visited_20_Internet_20_Link"><text:span text:style-name="T419">Play</text:span><text:span text:style-name="T420">W</text:span><text:span text:style-name="T419">ithFurcifer</text:span></text:a><text:span text:style-name="T421">, </text:span><text:a xlink:type="simple" xlink:href="http://www.youtube.com/@jontopielski6227" text:style-name="Internet_20_link" text:visited-style-name="Visited_20_Internet_20_Link"><text:span text:style-name="T422">Jon Topielski</text:span></text:a><text:span text:style-name="T422">, </text:span></text:p>
      <text:p text:style-name="P138"/>
      <text:p text:style-name="P105">Did we forget something/<text:span text:style-name="T368">someone</text:span>?</text:p>
      <text:p text:style-name="P106">According to ChatGPT (yes!), this game should feat the following categories:</text:p>
      <text:p text:style-name="P107">- <text:span text:style-name="T395">Survival Comedy</text:span></text:p>
      <text:p text:style-name="P107">- <text:span text:style-name="T395">Stealth Comedy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4-02-25T15:41:04.605000000</dc:date>
    <meta:editing-duration>P2DT9H24M42S</meta:editing-duration>
    <meta:editing-cycles>201</meta:editing-cycles>
    <meta:generator>LibreOffice/7.5.0.3$Windows_X86_64 LibreOffice_project/c21113d003cd3efa8c53188764377a8272d9d6de</meta:generator>
    <meta:document-statistic meta:table-count="0" meta:image-count="0" meta:object-count="0" meta:page-count="18" meta:paragraph-count="196" meta:word-count="3416" meta:character-count="20271" meta:non-whitespace-character-count="16830"/>
  </office:meta>
</office:document-meta>
</file>